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5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T1" style:family="text">
      <style:text-properties fo:color="#000000" style:font-name="MS sans seri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MS sans seri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2" table:default-cell-style-name="ce3"/>
        <table:table-row table:style-name="ro1">
          <table:table-cell table:style-name="Default" office:value-type="string" calcext:value-type="string">
            <text:p>States</text:p>
          </table:table-cell>
          <table:table-cell table:style-name="ce2" office:value-type="string" calcext:value-type="string">
            <text:p>Census</text:p>
          </table:table-cell>
          <table:table-cell table:style-name="ce2" office:value-type="string" calcext:value-type="string">
            <text:p>Estimates Bas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.<text:span text:style-name="T1">Alabama</text:span></text:p>
          </table:table-cell>
          <table:table-cell office:value-type="float" office:value="4779736" calcext:value-type="float">
            <text:p>47,79,736</text:p>
          </table:table-cell>
          <table:table-cell office:value-type="float" office:value="4780125" calcext:value-type="float">
            <text:p>47,80,125</text:p>
          </table:table-cell>
          <table:table-cell office:value-type="float" office:value="4785437" calcext:value-type="float">
            <text:p>47,85,437</text:p>
          </table:table-cell>
          <table:table-cell office:value-type="float" office:value="4799069" calcext:value-type="float">
            <text:p>47,99,069</text:p>
          </table:table-cell>
          <table:table-cell office:value-type="float" office:value="4815588" calcext:value-type="float">
            <text:p>48,15,588</text:p>
          </table:table-cell>
          <table:table-cell office:value-type="float" office:value="4830081" calcext:value-type="float">
            <text:p>48,30,081</text:p>
          </table:table-cell>
          <table:table-cell office:value-type="float" office:value="4841799" calcext:value-type="float">
            <text:p>48,41,799</text:p>
          </table:table-cell>
          <table:table-cell office:value-type="float" office:value="4852347" calcext:value-type="float">
            <text:p>48,52,347</text:p>
          </table:table-cell>
          <table:table-cell office:value-type="float" office:value="4863525" calcext:value-type="float">
            <text:p>48,63,525</text:p>
          </table:table-cell>
          <table:table-cell office:value-type="float" office:value="4874486" calcext:value-type="float">
            <text:p>48,74,486</text:p>
          </table:table-cell>
          <table:table-cell office:value-type="float" office:value="4887681" calcext:value-type="float">
            <text:p>48,87,681</text:p>
          </table:table-cell>
          <table:table-cell office:value-type="float" office:value="4903185" calcext:value-type="float">
            <text:p>49,03,185</text:p>
          </table:table-cell>
        </table:table-row>
        <table:table-row table:style-name="ro2">
          <table:table-cell office:value-type="string" calcext:value-type="string">
            <text:p>.<text:span text:style-name="T1">Alaska</text:span></text:p>
          </table:table-cell>
          <table:table-cell office:value-type="float" office:value="710231" calcext:value-type="float">
            <text:p>7,10,231</text:p>
          </table:table-cell>
          <table:table-cell office:value-type="float" office:value="710249" calcext:value-type="float">
            <text:p>7,10,249</text:p>
          </table:table-cell>
          <table:table-cell office:value-type="float" office:value="713910" calcext:value-type="float">
            <text:p>7,13,910</text:p>
          </table:table-cell>
          <table:table-cell office:value-type="float" office:value="722128" calcext:value-type="float">
            <text:p>7,22,128</text:p>
          </table:table-cell>
          <table:table-cell office:value-type="float" office:value="730443" calcext:value-type="float">
            <text:p>7,30,443</text:p>
          </table:table-cell>
          <table:table-cell office:value-type="float" office:value="737068" calcext:value-type="float">
            <text:p>7,37,068</text:p>
          </table:table-cell>
          <table:table-cell office:value-type="float" office:value="736283" calcext:value-type="float">
            <text:p>7,36,283</text:p>
          </table:table-cell>
          <table:table-cell office:value-type="float" office:value="737498" calcext:value-type="float">
            <text:p>7,37,498</text:p>
          </table:table-cell>
          <table:table-cell office:value-type="float" office:value="741456" calcext:value-type="float">
            <text:p>7,41,456</text:p>
          </table:table-cell>
          <table:table-cell office:value-type="float" office:value="739700" calcext:value-type="float">
            <text:p>7,39,700</text:p>
          </table:table-cell>
          <table:table-cell office:value-type="float" office:value="735139" calcext:value-type="float">
            <text:p>7,35,139</text:p>
          </table:table-cell>
          <table:table-cell office:value-type="float" office:value="731545" calcext:value-type="float">
            <text:p>7,31,545</text:p>
          </table:table-cell>
        </table:table-row>
        <table:table-row table:style-name="ro2">
          <table:table-cell office:value-type="string" calcext:value-type="string">
            <text:p>.<text:span text:style-name="T1">Arizona</text:span></text:p>
          </table:table-cell>
          <table:table-cell office:value-type="float" office:value="6392017" calcext:value-type="float">
            <text:p>63,92,017</text:p>
          </table:table-cell>
          <table:table-cell office:value-type="float" office:value="6392288" calcext:value-type="float">
            <text:p>63,92,288</text:p>
          </table:table-cell>
          <table:table-cell office:value-type="float" office:value="6407172" calcext:value-type="float">
            <text:p>64,07,172</text:p>
          </table:table-cell>
          <table:table-cell office:value-type="float" office:value="6472643" calcext:value-type="float">
            <text:p>64,72,643</text:p>
          </table:table-cell>
          <table:table-cell office:value-type="float" office:value="6554978" calcext:value-type="float">
            <text:p>65,54,978</text:p>
          </table:table-cell>
          <table:table-cell office:value-type="float" office:value="6632764" calcext:value-type="float">
            <text:p>66,32,764</text:p>
          </table:table-cell>
          <table:table-cell office:value-type="float" office:value="6730413" calcext:value-type="float">
            <text:p>67,30,413</text:p>
          </table:table-cell>
          <table:table-cell office:value-type="float" office:value="6829676" calcext:value-type="float">
            <text:p>68,29,676</text:p>
          </table:table-cell>
          <table:table-cell office:value-type="float" office:value="6941072" calcext:value-type="float">
            <text:p>69,41,072</text:p>
          </table:table-cell>
          <table:table-cell office:value-type="float" office:value="7044008" calcext:value-type="float">
            <text:p>70,44,008</text:p>
          </table:table-cell>
          <table:table-cell office:value-type="float" office:value="7158024" calcext:value-type="float">
            <text:p>71,58,024</text:p>
          </table:table-cell>
          <table:table-cell office:value-type="float" office:value="7278717" calcext:value-type="float">
            <text:p>72,78,717</text:p>
          </table:table-cell>
        </table:table-row>
        <table:table-row table:style-name="ro2">
          <table:table-cell office:value-type="string" calcext:value-type="string">
            <text:p>.<text:span text:style-name="T1">Arkansas</text:span></text:p>
          </table:table-cell>
          <table:table-cell office:value-type="float" office:value="2915918" calcext:value-type="float">
            <text:p>29,15,918</text:p>
          </table:table-cell>
          <table:table-cell office:value-type="float" office:value="2916031" calcext:value-type="float">
            <text:p>29,16,031</text:p>
          </table:table-cell>
          <table:table-cell office:value-type="float" office:value="2921964" calcext:value-type="float">
            <text:p>29,21,964</text:p>
          </table:table-cell>
          <table:table-cell office:value-type="float" office:value="2940667" calcext:value-type="float">
            <text:p>29,40,667</text:p>
          </table:table-cell>
          <table:table-cell office:value-type="float" office:value="2952164" calcext:value-type="float">
            <text:p>29,52,164</text:p>
          </table:table-cell>
          <table:table-cell office:value-type="float" office:value="2959400" calcext:value-type="float">
            <text:p>29,59,400</text:p>
          </table:table-cell>
          <table:table-cell office:value-type="float" office:value="2967392" calcext:value-type="float">
            <text:p>29,67,392</text:p>
          </table:table-cell>
          <table:table-cell office:value-type="float" office:value="2978048" calcext:value-type="float">
            <text:p>29,78,048</text:p>
          </table:table-cell>
          <table:table-cell office:value-type="float" office:value="2989918" calcext:value-type="float">
            <text:p>29,89,918</text:p>
          </table:table-cell>
          <table:table-cell office:value-type="float" office:value="3001345" calcext:value-type="float">
            <text:p>30,01,345</text:p>
          </table:table-cell>
          <table:table-cell office:value-type="float" office:value="3009733" calcext:value-type="float">
            <text:p>30,09,733</text:p>
          </table:table-cell>
          <table:table-cell office:value-type="float" office:value="3017804" calcext:value-type="float">
            <text:p>30,17,804</text:p>
          </table:table-cell>
        </table:table-row>
        <table:table-row table:style-name="ro2">
          <table:table-cell office:value-type="string" calcext:value-type="string">
            <text:p>.<text:span text:style-name="T1">California</text:span></text:p>
          </table:table-cell>
          <table:table-cell office:value-type="float" office:value="37253956" calcext:value-type="float">
            <text:p>3,72,53,956</text:p>
          </table:table-cell>
          <table:table-cell office:value-type="float" office:value="37254519" calcext:value-type="float">
            <text:p>3,72,54,519</text:p>
          </table:table-cell>
          <table:table-cell office:value-type="float" office:value="37319502" calcext:value-type="float">
            <text:p>3,73,19,502</text:p>
          </table:table-cell>
          <table:table-cell office:value-type="float" office:value="37638369" calcext:value-type="float">
            <text:p>3,76,38,369</text:p>
          </table:table-cell>
          <table:table-cell office:value-type="float" office:value="37948800" calcext:value-type="float">
            <text:p>3,79,48,800</text:p>
          </table:table-cell>
          <table:table-cell office:value-type="float" office:value="38260787" calcext:value-type="float">
            <text:p>3,82,60,787</text:p>
          </table:table-cell>
          <table:table-cell office:value-type="float" office:value="38596972" calcext:value-type="float">
            <text:p>3,85,96,972</text:p>
          </table:table-cell>
          <table:table-cell office:value-type="float" office:value="38918045" calcext:value-type="float">
            <text:p>3,89,18,045</text:p>
          </table:table-cell>
          <table:table-cell office:value-type="float" office:value="39167117" calcext:value-type="float">
            <text:p>3,91,67,117</text:p>
          </table:table-cell>
          <table:table-cell office:value-type="float" office:value="39358497" calcext:value-type="float">
            <text:p>3,93,58,497</text:p>
          </table:table-cell>
          <table:table-cell office:value-type="float" office:value="39461588" calcext:value-type="float">
            <text:p>3,94,61,588</text:p>
          </table:table-cell>
          <table:table-cell office:value-type="float" office:value="39512223" calcext:value-type="float">
            <text:p>3,95,12,223</text:p>
          </table:table-cell>
        </table:table-row>
        <table:table-row table:style-name="ro2">
          <table:table-cell office:value-type="string" calcext:value-type="string">
            <text:p>.<text:span text:style-name="T1">Colorado</text:span></text:p>
          </table:table-cell>
          <table:table-cell office:value-type="float" office:value="5029196" calcext:value-type="float">
            <text:p>50,29,196</text:p>
          </table:table-cell>
          <table:table-cell office:value-type="float" office:value="5029319" calcext:value-type="float">
            <text:p>50,29,319</text:p>
          </table:table-cell>
          <table:table-cell office:value-type="float" office:value="5047349" calcext:value-type="float">
            <text:p>50,47,349</text:p>
          </table:table-cell>
          <table:table-cell office:value-type="float" office:value="5121108" calcext:value-type="float">
            <text:p>51,21,108</text:p>
          </table:table-cell>
          <table:table-cell office:value-type="float" office:value="5192647" calcext:value-type="float">
            <text:p>51,92,647</text:p>
          </table:table-cell>
          <table:table-cell office:value-type="float" office:value="5269035" calcext:value-type="float">
            <text:p>52,69,035</text:p>
          </table:table-cell>
          <table:table-cell office:value-type="float" office:value="5350101" calcext:value-type="float">
            <text:p>53,50,101</text:p>
          </table:table-cell>
          <table:table-cell office:value-type="float" office:value="5450623" calcext:value-type="float">
            <text:p>54,50,623</text:p>
          </table:table-cell>
          <table:table-cell office:value-type="float" office:value="5539215" calcext:value-type="float">
            <text:p>55,39,215</text:p>
          </table:table-cell>
          <table:table-cell office:value-type="float" office:value="5611885" calcext:value-type="float">
            <text:p>56,11,885</text:p>
          </table:table-cell>
          <table:table-cell office:value-type="float" office:value="5691287" calcext:value-type="float">
            <text:p>56,91,287</text:p>
          </table:table-cell>
          <table:table-cell office:value-type="float" office:value="5758736" calcext:value-type="float">
            <text:p>57,58,736</text:p>
          </table:table-cell>
        </table:table-row>
        <table:table-row table:style-name="ro2">
          <table:table-cell office:value-type="string" calcext:value-type="string">
            <text:p>.<text:span text:style-name="T1">Connecticut</text:span></text:p>
          </table:table-cell>
          <table:table-cell office:value-type="float" office:value="3574097" calcext:value-type="float">
            <text:p>35,74,097</text:p>
          </table:table-cell>
          <table:table-cell office:value-type="float" office:value="3574147" calcext:value-type="float">
            <text:p>35,74,147</text:p>
          </table:table-cell>
          <table:table-cell office:value-type="float" office:value="3579114" calcext:value-type="float">
            <text:p>35,79,114</text:p>
          </table:table-cell>
          <table:table-cell office:value-type="float" office:value="3588283" calcext:value-type="float">
            <text:p>35,88,283</text:p>
          </table:table-cell>
          <table:table-cell office:value-type="float" office:value="3594547" calcext:value-type="float">
            <text:p>35,94,547</text:p>
          </table:table-cell>
          <table:table-cell office:value-type="float" office:value="3594841" calcext:value-type="float">
            <text:p>35,94,841</text:p>
          </table:table-cell>
          <table:table-cell office:value-type="float" office:value="3594524" calcext:value-type="float">
            <text:p>35,94,524</text:p>
          </table:table-cell>
          <table:table-cell office:value-type="float" office:value="3587122" calcext:value-type="float">
            <text:p>35,87,122</text:p>
          </table:table-cell>
          <table:table-cell office:value-type="float" office:value="3578141" calcext:value-type="float">
            <text:p>35,78,141</text:p>
          </table:table-cell>
          <table:table-cell office:value-type="float" office:value="3573297" calcext:value-type="float">
            <text:p>35,73,297</text:p>
          </table:table-cell>
          <table:table-cell office:value-type="float" office:value="3571520" calcext:value-type="float">
            <text:p>35,71,520</text:p>
          </table:table-cell>
          <table:table-cell office:value-type="float" office:value="3565287" calcext:value-type="float">
            <text:p>35,65,287</text:p>
          </table:table-cell>
        </table:table-row>
        <table:table-row table:style-name="ro2">
          <table:table-cell office:value-type="string" calcext:value-type="string">
            <text:p>.<text:span text:style-name="T1">Delaware</text:span></text:p>
          </table:table-cell>
          <table:table-cell office:value-type="float" office:value="897934" calcext:value-type="float">
            <text:p>8,97,934</text:p>
          </table:table-cell>
          <table:table-cell office:value-type="float" office:value="897937" calcext:value-type="float">
            <text:p>8,97,937</text:p>
          </table:table-cell>
          <table:table-cell office:value-type="float" office:value="899593" calcext:value-type="float">
            <text:p>8,99,593</text:p>
          </table:table-cell>
          <table:table-cell office:value-type="float" office:value="907381" calcext:value-type="float">
            <text:p>9,07,381</text:p>
          </table:table-cell>
          <table:table-cell office:value-type="float" office:value="915179" calcext:value-type="float">
            <text:p>9,15,179</text:p>
          </table:table-cell>
          <table:table-cell office:value-type="float" office:value="923576" calcext:value-type="float">
            <text:p>9,23,576</text:p>
          </table:table-cell>
          <table:table-cell office:value-type="float" office:value="932487" calcext:value-type="float">
            <text:p>9,32,487</text:p>
          </table:table-cell>
          <table:table-cell office:value-type="float" office:value="941252" calcext:value-type="float">
            <text:p>9,41,252</text:p>
          </table:table-cell>
          <table:table-cell office:value-type="float" office:value="948921" calcext:value-type="float">
            <text:p>9,48,921</text:p>
          </table:table-cell>
          <table:table-cell office:value-type="float" office:value="956823" calcext:value-type="float">
            <text:p>9,56,823</text:p>
          </table:table-cell>
          <table:table-cell office:value-type="float" office:value="965479" calcext:value-type="float">
            <text:p>9,65,479</text:p>
          </table:table-cell>
          <table:table-cell office:value-type="float" office:value="973764" calcext:value-type="float">
            <text:p>9,73,764</text:p>
          </table:table-cell>
        </table:table-row>
        <table:table-row table:style-name="ro2">
          <table:table-cell office:value-type="string" calcext:value-type="string">
            <text:p>.<text:span text:style-name="T1">District of Columbia</text:span></text:p>
          </table:table-cell>
          <table:table-cell office:value-type="float" office:value="601723" calcext:value-type="float">
            <text:p>6,01,723</text:p>
          </table:table-cell>
          <table:table-cell office:value-type="float" office:value="601767" calcext:value-type="float">
            <text:p>6,01,767</text:p>
          </table:table-cell>
          <table:table-cell office:value-type="float" office:value="605226" calcext:value-type="float">
            <text:p>6,05,226</text:p>
          </table:table-cell>
          <table:table-cell office:value-type="float" office:value="619800" calcext:value-type="float">
            <text:p>6,19,800</text:p>
          </table:table-cell>
          <table:table-cell office:value-type="float" office:value="634924" calcext:value-type="float">
            <text:p>6,34,924</text:p>
          </table:table-cell>
          <table:table-cell office:value-type="float" office:value="650581" calcext:value-type="float">
            <text:p>6,50,581</text:p>
          </table:table-cell>
          <table:table-cell office:value-type="float" office:value="662328" calcext:value-type="float">
            <text:p>6,62,328</text:p>
          </table:table-cell>
          <table:table-cell office:value-type="float" office:value="675400" calcext:value-type="float">
            <text:p>6,75,400</text:p>
          </table:table-cell>
          <table:table-cell office:value-type="float" office:value="685815" calcext:value-type="float">
            <text:p>6,85,815</text:p>
          </table:table-cell>
          <table:table-cell office:value-type="float" office:value="694906" calcext:value-type="float">
            <text:p>6,94,906</text:p>
          </table:table-cell>
          <table:table-cell office:value-type="float" office:value="701547" calcext:value-type="float">
            <text:p>7,01,547</text:p>
          </table:table-cell>
          <table:table-cell office:value-type="float" office:value="705749" calcext:value-type="float">
            <text:p>7,05,749</text:p>
          </table:table-cell>
        </table:table-row>
        <table:table-row table:style-name="ro2">
          <table:table-cell office:value-type="string" calcext:value-type="string">
            <text:p>.<text:span text:style-name="T1">Florida</text:span></text:p>
          </table:table-cell>
          <table:table-cell office:value-type="float" office:value="18801310" calcext:value-type="float">
            <text:p>1,88,01,310</text:p>
          </table:table-cell>
          <table:table-cell office:value-type="float" office:value="18804564" calcext:value-type="float">
            <text:p>1,88,04,564</text:p>
          </table:table-cell>
          <table:table-cell office:value-type="float" office:value="18845537" calcext:value-type="float">
            <text:p>1,88,45,537</text:p>
          </table:table-cell>
          <table:table-cell office:value-type="float" office:value="19053237" calcext:value-type="float">
            <text:p>1,90,53,237</text:p>
          </table:table-cell>
          <table:table-cell office:value-type="float" office:value="19297822" calcext:value-type="float">
            <text:p>1,92,97,822</text:p>
          </table:table-cell>
          <table:table-cell office:value-type="float" office:value="19545621" calcext:value-type="float">
            <text:p>1,95,45,621</text:p>
          </table:table-cell>
          <table:table-cell office:value-type="float" office:value="19845911" calcext:value-type="float">
            <text:p>1,98,45,911</text:p>
          </table:table-cell>
          <table:table-cell office:value-type="float" office:value="20209042" calcext:value-type="float">
            <text:p>2,02,09,042</text:p>
          </table:table-cell>
          <table:table-cell office:value-type="float" office:value="20613477" calcext:value-type="float">
            <text:p>2,06,13,477</text:p>
          </table:table-cell>
          <table:table-cell office:value-type="float" office:value="20963613" calcext:value-type="float">
            <text:p>2,09,63,613</text:p>
          </table:table-cell>
          <table:table-cell office:value-type="float" office:value="21244317" calcext:value-type="float">
            <text:p>2,12,44,317</text:p>
          </table:table-cell>
          <table:table-cell office:value-type="float" office:value="21477737" calcext:value-type="float">
            <text:p>2,14,77,737</text:p>
          </table:table-cell>
        </table:table-row>
        <table:table-row table:style-name="ro2">
          <table:table-cell office:value-type="string" calcext:value-type="string">
            <text:p>.<text:span text:style-name="T1">Georgia</text:span></text:p>
          </table:table-cell>
          <table:table-cell office:value-type="float" office:value="9687653" calcext:value-type="float">
            <text:p>96,87,653</text:p>
          </table:table-cell>
          <table:table-cell office:value-type="float" office:value="9688729" calcext:value-type="float">
            <text:p>96,88,729</text:p>
          </table:table-cell>
          <table:table-cell office:value-type="float" office:value="9711881" calcext:value-type="float">
            <text:p>97,11,881</text:p>
          </table:table-cell>
          <table:table-cell office:value-type="float" office:value="9802431" calcext:value-type="float">
            <text:p>98,02,431</text:p>
          </table:table-cell>
          <table:table-cell office:value-type="float" office:value="9901430" calcext:value-type="float">
            <text:p>99,01,430</text:p>
          </table:table-cell>
          <table:table-cell office:value-type="float" office:value="9972479" calcext:value-type="float">
            <text:p>99,72,479</text:p>
          </table:table-cell>
          <table:table-cell office:value-type="float" office:value="10067278" calcext:value-type="float">
            <text:p>1,00,67,278</text:p>
          </table:table-cell>
          <table:table-cell office:value-type="float" office:value="10178447" calcext:value-type="float">
            <text:p>1,01,78,447</text:p>
          </table:table-cell>
          <table:table-cell office:value-type="float" office:value="10301890" calcext:value-type="float">
            <text:p>1,03,01,890</text:p>
          </table:table-cell>
          <table:table-cell office:value-type="float" office:value="10410330" calcext:value-type="float">
            <text:p>1,04,10,330</text:p>
          </table:table-cell>
          <table:table-cell office:value-type="float" office:value="10511131" calcext:value-type="float">
            <text:p>1,05,11,131</text:p>
          </table:table-cell>
          <table:table-cell office:value-type="float" office:value="10617423" calcext:value-type="float">
            <text:p>1,06,17,423</text:p>
          </table:table-cell>
        </table:table-row>
        <table:table-row table:style-name="ro2">
          <table:table-cell office:value-type="string" calcext:value-type="string">
            <text:p>.<text:span text:style-name="T1">Hawaii</text:span></text:p>
          </table:table-cell>
          <table:table-cell office:value-type="float" office:value="1360301" calcext:value-type="float">
            <text:p>13,60,301</text:p>
          </table:table-cell>
          <table:table-cell office:value-type="float" office:value="1360307" calcext:value-type="float">
            <text:p>13,60,307</text:p>
          </table:table-cell>
          <table:table-cell office:value-type="float" office:value="1363963" calcext:value-type="float">
            <text:p>13,63,963</text:p>
          </table:table-cell>
          <table:table-cell office:value-type="float" office:value="1379329" calcext:value-type="float">
            <text:p>13,79,329</text:p>
          </table:table-cell>
          <table:table-cell office:value-type="float" office:value="1394804" calcext:value-type="float">
            <text:p>13,94,804</text:p>
          </table:table-cell>
          <table:table-cell office:value-type="float" office:value="1408243" calcext:value-type="float">
            <text:p>14,08,243</text:p>
          </table:table-cell>
          <table:table-cell office:value-type="float" office:value="1414538" calcext:value-type="float">
            <text:p>14,14,538</text:p>
          </table:table-cell>
          <table:table-cell office:value-type="float" office:value="1422052" calcext:value-type="float">
            <text:p>14,22,052</text:p>
          </table:table-cell>
          <table:table-cell office:value-type="float" office:value="1427559" calcext:value-type="float">
            <text:p>14,27,559</text:p>
          </table:table-cell>
          <table:table-cell office:value-type="float" office:value="1424393" calcext:value-type="float">
            <text:p>14,24,393</text:p>
          </table:table-cell>
          <table:table-cell office:value-type="float" office:value="1420593" calcext:value-type="float">
            <text:p>14,20,593</text:p>
          </table:table-cell>
          <table:table-cell office:value-type="float" office:value="1415872" calcext:value-type="float">
            <text:p>14,15,872</text:p>
          </table:table-cell>
        </table:table-row>
        <table:table-row table:style-name="ro2">
          <table:table-cell office:value-type="string" calcext:value-type="string">
            <text:p>.<text:span text:style-name="T1">Idaho</text:span></text:p>
          </table:table-cell>
          <table:table-cell office:value-type="float" office:value="1567582" calcext:value-type="float">
            <text:p>15,67,582</text:p>
          </table:table-cell>
          <table:table-cell office:value-type="float" office:value="1567657" calcext:value-type="float">
            <text:p>15,67,657</text:p>
          </table:table-cell>
          <table:table-cell office:value-type="float" office:value="1570746" calcext:value-type="float">
            <text:p>15,70,746</text:p>
          </table:table-cell>
          <table:table-cell office:value-type="float" office:value="1583910" calcext:value-type="float">
            <text:p>15,83,910</text:p>
          </table:table-cell>
          <table:table-cell office:value-type="float" office:value="1595324" calcext:value-type="float">
            <text:p>15,95,324</text:p>
          </table:table-cell>
          <table:table-cell office:value-type="float" office:value="1611206" calcext:value-type="float">
            <text:p>16,11,206</text:p>
          </table:table-cell>
          <table:table-cell office:value-type="float" office:value="1631112" calcext:value-type="float">
            <text:p>16,31,112</text:p>
          </table:table-cell>
          <table:table-cell office:value-type="float" office:value="1651059" calcext:value-type="float">
            <text:p>16,51,059</text:p>
          </table:table-cell>
          <table:table-cell office:value-type="float" office:value="1682380" calcext:value-type="float">
            <text:p>16,82,380</text:p>
          </table:table-cell>
          <table:table-cell office:value-type="float" office:value="1717715" calcext:value-type="float">
            <text:p>17,17,715</text:p>
          </table:table-cell>
          <table:table-cell office:value-type="float" office:value="1750536" calcext:value-type="float">
            <text:p>17,50,536</text:p>
          </table:table-cell>
          <table:table-cell office:value-type="float" office:value="1787065" calcext:value-type="float">
            <text:p>17,87,065</text:p>
          </table:table-cell>
        </table:table-row>
        <table:table-row table:style-name="ro2">
          <table:table-cell office:value-type="string" calcext:value-type="string">
            <text:p>.<text:span text:style-name="T1">Illinois</text:span></text:p>
          </table:table-cell>
          <table:table-cell office:value-type="float" office:value="12830632" calcext:value-type="float">
            <text:p>1,28,30,632</text:p>
          </table:table-cell>
          <table:table-cell office:value-type="float" office:value="12831572" calcext:value-type="float">
            <text:p>1,28,31,572</text:p>
          </table:table-cell>
          <table:table-cell office:value-type="float" office:value="12840503" calcext:value-type="float">
            <text:p>1,28,40,503</text:p>
          </table:table-cell>
          <table:table-cell office:value-type="float" office:value="12867454" calcext:value-type="float">
            <text:p>1,28,67,454</text:p>
          </table:table-cell>
          <table:table-cell office:value-type="float" office:value="12882510" calcext:value-type="float">
            <text:p>1,28,82,510</text:p>
          </table:table-cell>
          <table:table-cell office:value-type="float" office:value="12895129" calcext:value-type="float">
            <text:p>1,28,95,129</text:p>
          </table:table-cell>
          <table:table-cell office:value-type="float" office:value="12884493" calcext:value-type="float">
            <text:p>1,28,84,493</text:p>
          </table:table-cell>
          <table:table-cell office:value-type="float" office:value="12858913" calcext:value-type="float">
            <text:p>1,28,58,913</text:p>
          </table:table-cell>
          <table:table-cell office:value-type="float" office:value="12820527" calcext:value-type="float">
            <text:p>1,28,20,527</text:p>
          </table:table-cell>
          <table:table-cell office:value-type="float" office:value="12778828" calcext:value-type="float">
            <text:p>1,27,78,828</text:p>
          </table:table-cell>
          <table:table-cell office:value-type="float" office:value="12723071" calcext:value-type="float">
            <text:p>1,27,23,071</text:p>
          </table:table-cell>
          <table:table-cell office:value-type="float" office:value="12671821" calcext:value-type="float">
            <text:p>1,26,71,821</text:p>
          </table:table-cell>
        </table:table-row>
        <table:table-row table:style-name="ro2">
          <table:table-cell office:value-type="string" calcext:value-type="string">
            <text:p>.<text:span text:style-name="T1">Indiana</text:span></text:p>
          </table:table-cell>
          <table:table-cell office:value-type="float" office:value="6483802" calcext:value-type="float">
            <text:p>64,83,802</text:p>
          </table:table-cell>
          <table:table-cell office:value-type="float" office:value="6484051" calcext:value-type="float">
            <text:p>64,84,051</text:p>
          </table:table-cell>
          <table:table-cell office:value-type="float" office:value="6490432" calcext:value-type="float">
            <text:p>64,90,432</text:p>
          </table:table-cell>
          <table:table-cell office:value-type="float" office:value="6516528" calcext:value-type="float">
            <text:p>65,16,528</text:p>
          </table:table-cell>
          <table:table-cell office:value-type="float" office:value="6537703" calcext:value-type="float">
            <text:p>65,37,703</text:p>
          </table:table-cell>
          <table:table-cell office:value-type="float" office:value="6568713" calcext:value-type="float">
            <text:p>65,68,713</text:p>
          </table:table-cell>
          <table:table-cell office:value-type="float" office:value="6593644" calcext:value-type="float">
            <text:p>65,93,644</text:p>
          </table:table-cell>
          <table:table-cell office:value-type="float" office:value="6608422" calcext:value-type="float">
            <text:p>66,08,422</text:p>
          </table:table-cell>
          <table:table-cell office:value-type="float" office:value="6634304" calcext:value-type="float">
            <text:p>66,34,304</text:p>
          </table:table-cell>
          <table:table-cell office:value-type="float" office:value="6658078" calcext:value-type="float">
            <text:p>66,58,078</text:p>
          </table:table-cell>
          <table:table-cell office:value-type="float" office:value="6695497" calcext:value-type="float">
            <text:p>66,95,497</text:p>
          </table:table-cell>
          <table:table-cell office:value-type="float" office:value="6732219" calcext:value-type="float">
            <text:p>67,32,219</text:p>
          </table:table-cell>
        </table:table-row>
        <table:table-row table:style-name="ro2">
          <table:table-cell office:value-type="string" calcext:value-type="string">
            <text:p>.<text:span text:style-name="T1">Iowa</text:span></text:p>
          </table:table-cell>
          <table:table-cell office:value-type="float" office:value="3046355" calcext:value-type="float">
            <text:p>30,46,355</text:p>
          </table:table-cell>
          <table:table-cell office:value-type="float" office:value="3046871" calcext:value-type="float">
            <text:p>30,46,871</text:p>
          </table:table-cell>
          <table:table-cell office:value-type="float" office:value="3050745" calcext:value-type="float">
            <text:p>30,50,745</text:p>
          </table:table-cell>
          <table:table-cell office:value-type="float" office:value="3066336" calcext:value-type="float">
            <text:p>30,66,336</text:p>
          </table:table-cell>
          <table:table-cell office:value-type="float" office:value="3076190" calcext:value-type="float">
            <text:p>30,76,190</text:p>
          </table:table-cell>
          <table:table-cell office:value-type="float" office:value="3092997" calcext:value-type="float">
            <text:p>30,92,997</text:p>
          </table:table-cell>
          <table:table-cell office:value-type="float" office:value="3109350" calcext:value-type="float">
            <text:p>31,09,350</text:p>
          </table:table-cell>
          <table:table-cell office:value-type="float" office:value="3120960" calcext:value-type="float">
            <text:p>31,20,960</text:p>
          </table:table-cell>
          <table:table-cell office:value-type="float" office:value="3131371" calcext:value-type="float">
            <text:p>31,31,371</text:p>
          </table:table-cell>
          <table:table-cell office:value-type="float" office:value="3141550" calcext:value-type="float">
            <text:p>31,41,550</text:p>
          </table:table-cell>
          <table:table-cell office:value-type="float" office:value="3148618" calcext:value-type="float">
            <text:p>31,48,618</text:p>
          </table:table-cell>
          <table:table-cell office:value-type="float" office:value="3155070" calcext:value-type="float">
            <text:p>31,55,070</text:p>
          </table:table-cell>
        </table:table-row>
        <table:table-row table:style-name="ro2">
          <table:table-cell office:value-type="string" calcext:value-type="string">
            <text:p>.<text:span text:style-name="T1">Kansas</text:span></text:p>
          </table:table-cell>
          <table:table-cell office:value-type="float" office:value="2853118" calcext:value-type="float">
            <text:p>28,53,118</text:p>
          </table:table-cell>
          <table:table-cell office:value-type="float" office:value="2853123" calcext:value-type="float">
            <text:p>28,53,123</text:p>
          </table:table-cell>
          <table:table-cell office:value-type="float" office:value="2858190" calcext:value-type="float">
            <text:p>28,58,190</text:p>
          </table:table-cell>
          <table:table-cell office:value-type="float" office:value="2869225" calcext:value-type="float">
            <text:p>28,69,225</text:p>
          </table:table-cell>
          <table:table-cell office:value-type="float" office:value="2885257" calcext:value-type="float">
            <text:p>28,85,257</text:p>
          </table:table-cell>
          <table:table-cell office:value-type="float" office:value="2893212" calcext:value-type="float">
            <text:p>28,93,212</text:p>
          </table:table-cell>
          <table:table-cell office:value-type="float" office:value="2900475" calcext:value-type="float">
            <text:p>29,00,475</text:p>
          </table:table-cell>
          <table:table-cell office:value-type="float" office:value="2909011" calcext:value-type="float">
            <text:p>29,09,011</text:p>
          </table:table-cell>
          <table:table-cell office:value-type="float" office:value="2910844" calcext:value-type="float">
            <text:p>29,10,844</text:p>
          </table:table-cell>
          <table:table-cell office:value-type="float" office:value="2908718" calcext:value-type="float">
            <text:p>29,08,718</text:p>
          </table:table-cell>
          <table:table-cell office:value-type="float" office:value="2911359" calcext:value-type="float">
            <text:p>29,11,359</text:p>
          </table:table-cell>
          <table:table-cell office:value-type="float" office:value="2913314" calcext:value-type="float">
            <text:p>29,13,314</text:p>
          </table:table-cell>
        </table:table-row>
        <table:table-row table:style-name="ro2">
          <table:table-cell office:value-type="string" calcext:value-type="string">
            <text:p>.<text:span text:style-name="T1">Kentucky</text:span></text:p>
          </table:table-cell>
          <table:table-cell office:value-type="float" office:value="4339367" calcext:value-type="float">
            <text:p>43,39,367</text:p>
          </table:table-cell>
          <table:table-cell office:value-type="float" office:value="4339333" calcext:value-type="float">
            <text:p>43,39,333</text:p>
          </table:table-cell>
          <table:table-cell office:value-type="float" office:value="4348181" calcext:value-type="float">
            <text:p>43,48,181</text:p>
          </table:table-cell>
          <table:table-cell office:value-type="float" office:value="4369821" calcext:value-type="float">
            <text:p>43,69,821</text:p>
          </table:table-cell>
          <table:table-cell office:value-type="float" office:value="4386346" calcext:value-type="float">
            <text:p>43,86,346</text:p>
          </table:table-cell>
          <table:table-cell office:value-type="float" office:value="4404659" calcext:value-type="float">
            <text:p>44,04,659</text:p>
          </table:table-cell>
          <table:table-cell office:value-type="float" office:value="4414349" calcext:value-type="float">
            <text:p>44,14,349</text:p>
          </table:table-cell>
          <table:table-cell office:value-type="float" office:value="4425976" calcext:value-type="float">
            <text:p>44,25,976</text:p>
          </table:table-cell>
          <table:table-cell office:value-type="float" office:value="4438182" calcext:value-type="float">
            <text:p>44,38,182</text:p>
          </table:table-cell>
          <table:table-cell office:value-type="float" office:value="4452268" calcext:value-type="float">
            <text:p>44,52,268</text:p>
          </table:table-cell>
          <table:table-cell office:value-type="float" office:value="4461153" calcext:value-type="float">
            <text:p>44,61,153</text:p>
          </table:table-cell>
          <table:table-cell office:value-type="float" office:value="4467673" calcext:value-type="float">
            <text:p>44,67,673</text:p>
          </table:table-cell>
        </table:table-row>
        <table:table-row table:style-name="ro2">
          <table:table-cell office:value-type="string" calcext:value-type="string">
            <text:p>.<text:span text:style-name="T1">Louisiana</text:span></text:p>
          </table:table-cell>
          <table:table-cell office:value-type="float" office:value="4533372" calcext:value-type="float">
            <text:p>45,33,372</text:p>
          </table:table-cell>
          <table:table-cell office:value-type="float" office:value="4533487" calcext:value-type="float">
            <text:p>45,33,487</text:p>
          </table:table-cell>
          <table:table-cell office:value-type="float" office:value="4544532" calcext:value-type="float">
            <text:p>45,44,532</text:p>
          </table:table-cell>
          <table:table-cell office:value-type="float" office:value="4575625" calcext:value-type="float">
            <text:p>45,75,625</text:p>
          </table:table-cell>
          <table:table-cell office:value-type="float" office:value="4600972" calcext:value-type="float">
            <text:p>46,00,972</text:p>
          </table:table-cell>
          <table:table-cell office:value-type="float" office:value="4624527" calcext:value-type="float">
            <text:p>46,24,527</text:p>
          </table:table-cell>
          <table:table-cell office:value-type="float" office:value="4644013" calcext:value-type="float">
            <text:p>46,44,013</text:p>
          </table:table-cell>
          <table:table-cell office:value-type="float" office:value="4664628" calcext:value-type="float">
            <text:p>46,64,628</text:p>
          </table:table-cell>
          <table:table-cell office:value-type="float" office:value="4678135" calcext:value-type="float">
            <text:p>46,78,135</text:p>
          </table:table-cell>
          <table:table-cell office:value-type="float" office:value="4670560" calcext:value-type="float">
            <text:p>46,70,560</text:p>
          </table:table-cell>
          <table:table-cell office:value-type="float" office:value="4659690" calcext:value-type="float">
            <text:p>46,59,690</text:p>
          </table:table-cell>
          <table:table-cell office:value-type="float" office:value="4648794" calcext:value-type="float">
            <text:p>46,48,794</text:p>
          </table:table-cell>
        </table:table-row>
        <table:table-row table:style-name="ro2">
          <table:table-cell office:value-type="string" calcext:value-type="string">
            <text:p>.<text:span text:style-name="T1">Maine</text:span></text:p>
          </table:table-cell>
          <table:table-cell office:value-type="float" office:value="1328361" calcext:value-type="float">
            <text:p>13,28,361</text:p>
          </table:table-cell>
          <table:table-cell office:value-type="float" office:value="1328358" calcext:value-type="float">
            <text:p>13,28,358</text:p>
          </table:table-cell>
          <table:table-cell office:value-type="float" office:value="1327629" calcext:value-type="float">
            <text:p>13,27,629</text:p>
          </table:table-cell>
          <table:table-cell office:value-type="float" office:value="1328284" calcext:value-type="float">
            <text:p>13,28,284</text:p>
          </table:table-cell>
          <table:table-cell office:value-type="float" office:value="1327729" calcext:value-type="float">
            <text:p>13,27,729</text:p>
          </table:table-cell>
          <table:table-cell office:value-type="float" office:value="1328009" calcext:value-type="float">
            <text:p>13,28,009</text:p>
          </table:table-cell>
          <table:table-cell office:value-type="float" office:value="1330513" calcext:value-type="float">
            <text:p>13,30,513</text:p>
          </table:table-cell>
          <table:table-cell office:value-type="float" office:value="1328262" calcext:value-type="float">
            <text:p>13,28,262</text:p>
          </table:table-cell>
          <table:table-cell office:value-type="float" office:value="1331317" calcext:value-type="float">
            <text:p>13,31,317</text:p>
          </table:table-cell>
          <table:table-cell office:value-type="float" office:value="1334612" calcext:value-type="float">
            <text:p>13,34,612</text:p>
          </table:table-cell>
          <table:table-cell office:value-type="float" office:value="1339057" calcext:value-type="float">
            <text:p>13,39,057</text:p>
          </table:table-cell>
          <table:table-cell office:value-type="float" office:value="1344212" calcext:value-type="float">
            <text:p>13,44,212</text:p>
          </table:table-cell>
        </table:table-row>
        <table:table-row table:style-name="ro2">
          <table:table-cell office:value-type="string" calcext:value-type="string">
            <text:p>.<text:span text:style-name="T1">Maryland</text:span></text:p>
          </table:table-cell>
          <table:table-cell office:value-type="float" office:value="5773552" calcext:value-type="float">
            <text:p>57,73,552</text:p>
          </table:table-cell>
          <table:table-cell office:value-type="float" office:value="5773794" calcext:value-type="float">
            <text:p>57,73,794</text:p>
          </table:table-cell>
          <table:table-cell office:value-type="float" office:value="5788645" calcext:value-type="float">
            <text:p>57,88,645</text:p>
          </table:table-cell>
          <table:table-cell office:value-type="float" office:value="5839419" calcext:value-type="float">
            <text:p>58,39,419</text:p>
          </table:table-cell>
          <table:table-cell office:value-type="float" office:value="5886992" calcext:value-type="float">
            <text:p>58,86,992</text:p>
          </table:table-cell>
          <table:table-cell office:value-type="float" office:value="5923188" calcext:value-type="float">
            <text:p>59,23,188</text:p>
          </table:table-cell>
          <table:table-cell office:value-type="float" office:value="5957283" calcext:value-type="float">
            <text:p>59,57,283</text:p>
          </table:table-cell>
          <table:table-cell office:value-type="float" office:value="5985562" calcext:value-type="float">
            <text:p>59,85,562</text:p>
          </table:table-cell>
          <table:table-cell office:value-type="float" office:value="6003323" calcext:value-type="float">
            <text:p>60,03,323</text:p>
          </table:table-cell>
          <table:table-cell office:value-type="float" office:value="6023868" calcext:value-type="float">
            <text:p>60,23,868</text:p>
          </table:table-cell>
          <table:table-cell office:value-type="float" office:value="6035802" calcext:value-type="float">
            <text:p>60,35,802</text:p>
          </table:table-cell>
          <table:table-cell office:value-type="float" office:value="6045680" calcext:value-type="float">
            <text:p>60,45,680</text:p>
          </table:table-cell>
        </table:table-row>
        <table:table-row table:style-name="ro2">
          <table:table-cell office:value-type="string" calcext:value-type="string">
            <text:p>.<text:span text:style-name="T1">Massachusetts</text:span></text:p>
          </table:table-cell>
          <table:table-cell office:value-type="float" office:value="6547629" calcext:value-type="float">
            <text:p>65,47,629</text:p>
          </table:table-cell>
          <table:table-cell office:value-type="float" office:value="6547785" calcext:value-type="float">
            <text:p>65,47,785</text:p>
          </table:table-cell>
          <table:table-cell office:value-type="float" office:value="6566307" calcext:value-type="float">
            <text:p>65,66,307</text:p>
          </table:table-cell>
          <table:table-cell office:value-type="float" office:value="6613583" calcext:value-type="float">
            <text:p>66,13,583</text:p>
          </table:table-cell>
          <table:table-cell office:value-type="float" office:value="6663005" calcext:value-type="float">
            <text:p>66,63,005</text:p>
          </table:table-cell>
          <table:table-cell office:value-type="float" office:value="6713315" calcext:value-type="float">
            <text:p>67,13,315</text:p>
          </table:table-cell>
          <table:table-cell office:value-type="float" office:value="6762596" calcext:value-type="float">
            <text:p>67,62,596</text:p>
          </table:table-cell>
          <table:table-cell office:value-type="float" office:value="6794228" calcext:value-type="float">
            <text:p>67,94,228</text:p>
          </table:table-cell>
          <table:table-cell office:value-type="float" office:value="6823608" calcext:value-type="float">
            <text:p>68,23,608</text:p>
          </table:table-cell>
          <table:table-cell office:value-type="float" office:value="6859789" calcext:value-type="float">
            <text:p>68,59,789</text:p>
          </table:table-cell>
          <table:table-cell office:value-type="float" office:value="6882635" calcext:value-type="float">
            <text:p>68,82,635</text:p>
          </table:table-cell>
          <table:table-cell office:value-type="float" office:value="6892503" calcext:value-type="float">
            <text:p>68,92,503</text:p>
          </table:table-cell>
        </table:table-row>
        <table:table-row table:style-name="ro2">
          <table:table-cell office:value-type="string" calcext:value-type="string">
            <text:p>.<text:span text:style-name="T1">Michigan</text:span></text:p>
          </table:table-cell>
          <table:table-cell office:value-type="float" office:value="9883640" calcext:value-type="float">
            <text:p>98,83,640</text:p>
          </table:table-cell>
          <table:table-cell office:value-type="float" office:value="9884116" calcext:value-type="float">
            <text:p>98,84,116</text:p>
          </table:table-cell>
          <table:table-cell office:value-type="float" office:value="9877510" calcext:value-type="float">
            <text:p>98,77,510</text:p>
          </table:table-cell>
          <table:table-cell office:value-type="float" office:value="9882412" calcext:value-type="float">
            <text:p>98,82,412</text:p>
          </table:table-cell>
          <table:table-cell office:value-type="float" office:value="9897145" calcext:value-type="float">
            <text:p>98,97,145</text:p>
          </table:table-cell>
          <table:table-cell office:value-type="float" office:value="9913065" calcext:value-type="float">
            <text:p>99,13,065</text:p>
          </table:table-cell>
          <table:table-cell office:value-type="float" office:value="9929848" calcext:value-type="float">
            <text:p>99,29,848</text:p>
          </table:table-cell>
          <table:table-cell office:value-type="float" office:value="9931715" calcext:value-type="float">
            <text:p>99,31,715</text:p>
          </table:table-cell>
          <table:table-cell office:value-type="float" office:value="9950571" calcext:value-type="float">
            <text:p>99,50,571</text:p>
          </table:table-cell>
          <table:table-cell office:value-type="float" office:value="9973114" calcext:value-type="float">
            <text:p>99,73,114</text:p>
          </table:table-cell>
          <table:table-cell office:value-type="float" office:value="9984072" calcext:value-type="float">
            <text:p>99,84,072</text:p>
          </table:table-cell>
          <table:table-cell office:value-type="float" office:value="9986857" calcext:value-type="float">
            <text:p>99,86,857</text:p>
          </table:table-cell>
        </table:table-row>
        <table:table-row table:style-name="ro2">
          <table:table-cell office:value-type="string" calcext:value-type="string">
            <text:p>.<text:span text:style-name="T1">Minnesota</text:span></text:p>
          </table:table-cell>
          <table:table-cell office:value-type="float" office:value="5303925" calcext:value-type="float">
            <text:p>53,03,925</text:p>
          </table:table-cell>
          <table:table-cell office:value-type="float" office:value="5303927" calcext:value-type="float">
            <text:p>53,03,927</text:p>
          </table:table-cell>
          <table:table-cell office:value-type="float" office:value="5310828" calcext:value-type="float">
            <text:p>53,10,828</text:p>
          </table:table-cell>
          <table:table-cell office:value-type="float" office:value="5346143" calcext:value-type="float">
            <text:p>53,46,143</text:p>
          </table:table-cell>
          <table:table-cell office:value-type="float" office:value="5376643" calcext:value-type="float">
            <text:p>53,76,643</text:p>
          </table:table-cell>
          <table:table-cell office:value-type="float" office:value="5413479" calcext:value-type="float">
            <text:p>54,13,479</text:p>
          </table:table-cell>
          <table:table-cell office:value-type="float" office:value="5451079" calcext:value-type="float">
            <text:p>54,51,079</text:p>
          </table:table-cell>
          <table:table-cell office:value-type="float" office:value="5482032" calcext:value-type="float">
            <text:p>54,82,032</text:p>
          </table:table-cell>
          <table:table-cell office:value-type="float" office:value="5522744" calcext:value-type="float">
            <text:p>55,22,744</text:p>
          </table:table-cell>
          <table:table-cell office:value-type="float" office:value="5566230" calcext:value-type="float">
            <text:p>55,66,230</text:p>
          </table:table-cell>
          <table:table-cell office:value-type="float" office:value="5606249" calcext:value-type="float">
            <text:p>56,06,249</text:p>
          </table:table-cell>
          <table:table-cell office:value-type="float" office:value="5639632" calcext:value-type="float">
            <text:p>56,39,632</text:p>
          </table:table-cell>
        </table:table-row>
        <table:table-row table:style-name="ro2">
          <table:table-cell office:value-type="string" calcext:value-type="string">
            <text:p>.<text:span text:style-name="T1">Mississippi</text:span></text:p>
          </table:table-cell>
          <table:table-cell office:value-type="float" office:value="2967297" calcext:value-type="float">
            <text:p>29,67,297</text:p>
          </table:table-cell>
          <table:table-cell office:value-type="float" office:value="2968130" calcext:value-type="float">
            <text:p>29,68,130</text:p>
          </table:table-cell>
          <table:table-cell office:value-type="float" office:value="2970548" calcext:value-type="float">
            <text:p>29,70,548</text:p>
          </table:table-cell>
          <table:table-cell office:value-type="float" office:value="2978731" calcext:value-type="float">
            <text:p>29,78,731</text:p>
          </table:table-cell>
          <table:table-cell office:value-type="float" office:value="2983816" calcext:value-type="float">
            <text:p>29,83,816</text:p>
          </table:table-cell>
          <table:table-cell office:value-type="float" office:value="2988711" calcext:value-type="float">
            <text:p>29,88,711</text:p>
          </table:table-cell>
          <table:table-cell office:value-type="float" office:value="2990468" calcext:value-type="float">
            <text:p>29,90,468</text:p>
          </table:table-cell>
          <table:table-cell office:value-type="float" office:value="2988471" calcext:value-type="float">
            <text:p>29,88,471</text:p>
          </table:table-cell>
          <table:table-cell office:value-type="float" office:value="2987938" calcext:value-type="float">
            <text:p>29,87,938</text:p>
          </table:table-cell>
          <table:table-cell office:value-type="float" office:value="2988510" calcext:value-type="float">
            <text:p>29,88,510</text:p>
          </table:table-cell>
          <table:table-cell office:value-type="float" office:value="2981020" calcext:value-type="float">
            <text:p>29,81,020</text:p>
          </table:table-cell>
          <table:table-cell office:value-type="float" office:value="2976149" calcext:value-type="float">
            <text:p>29,76,149</text:p>
          </table:table-cell>
        </table:table-row>
        <table:table-row table:style-name="ro2">
          <table:table-cell office:value-type="string" calcext:value-type="string">
            <text:p>.<text:span text:style-name="T1">Missouri</text:span></text:p>
          </table:table-cell>
          <table:table-cell office:value-type="float" office:value="5988927" calcext:value-type="float">
            <text:p>59,88,927</text:p>
          </table:table-cell>
          <table:table-cell office:value-type="float" office:value="5988950" calcext:value-type="float">
            <text:p>59,88,950</text:p>
          </table:table-cell>
          <table:table-cell office:value-type="float" office:value="5995974" calcext:value-type="float">
            <text:p>59,95,974</text:p>
          </table:table-cell>
          <table:table-cell office:value-type="float" office:value="6010275" calcext:value-type="float">
            <text:p>60,10,275</text:p>
          </table:table-cell>
          <table:table-cell office:value-type="float" office:value="6024367" calcext:value-type="float">
            <text:p>60,24,367</text:p>
          </table:table-cell>
          <table:table-cell office:value-type="float" office:value="6040715" calcext:value-type="float">
            <text:p>60,40,715</text:p>
          </table:table-cell>
          <table:table-cell office:value-type="float" office:value="6056202" calcext:value-type="float">
            <text:p>60,56,202</text:p>
          </table:table-cell>
          <table:table-cell office:value-type="float" office:value="6071732" calcext:value-type="float">
            <text:p>60,71,732</text:p>
          </table:table-cell>
          <table:table-cell office:value-type="float" office:value="6087135" calcext:value-type="float">
            <text:p>60,87,135</text:p>
          </table:table-cell>
          <table:table-cell office:value-type="float" office:value="6106670" calcext:value-type="float">
            <text:p>61,06,670</text:p>
          </table:table-cell>
          <table:table-cell office:value-type="float" office:value="6121623" calcext:value-type="float">
            <text:p>61,21,623</text:p>
          </table:table-cell>
          <table:table-cell office:value-type="float" office:value="6137428" calcext:value-type="float">
            <text:p>61,37,428</text:p>
          </table:table-cell>
        </table:table-row>
        <table:table-row table:style-name="ro2">
          <table:table-cell office:value-type="string" calcext:value-type="string">
            <text:p>.<text:span text:style-name="T1">Montana</text:span></text:p>
          </table:table-cell>
          <table:table-cell office:value-type="float" office:value="989415" calcext:value-type="float">
            <text:p>9,89,415</text:p>
          </table:table-cell>
          <table:table-cell office:value-type="float" office:value="989407" calcext:value-type="float">
            <text:p>9,89,407</text:p>
          </table:table-cell>
          <table:table-cell office:value-type="float" office:value="990697" calcext:value-type="float">
            <text:p>9,90,697</text:p>
          </table:table-cell>
          <table:table-cell office:value-type="float" office:value="997316" calcext:value-type="float">
            <text:p>9,97,316</text:p>
          </table:table-cell>
          <table:table-cell office:value-type="float" office:value="1003783" calcext:value-type="float">
            <text:p>10,03,783</text:p>
          </table:table-cell>
          <table:table-cell office:value-type="float" office:value="1013569" calcext:value-type="float">
            <text:p>10,13,569</text:p>
          </table:table-cell>
          <table:table-cell office:value-type="float" office:value="1021869" calcext:value-type="float">
            <text:p>10,21,869</text:p>
          </table:table-cell>
          <table:table-cell office:value-type="float" office:value="1030475" calcext:value-type="float">
            <text:p>10,30,475</text:p>
          </table:table-cell>
          <table:table-cell office:value-type="float" office:value="1040859" calcext:value-type="float">
            <text:p>10,40,859</text:p>
          </table:table-cell>
          <table:table-cell office:value-type="float" office:value="1052482" calcext:value-type="float">
            <text:p>10,52,482</text:p>
          </table:table-cell>
          <table:table-cell office:value-type="float" office:value="1060665" calcext:value-type="float">
            <text:p>10,60,665</text:p>
          </table:table-cell>
          <table:table-cell office:value-type="float" office:value="1068778" calcext:value-type="float">
            <text:p>10,68,778</text:p>
          </table:table-cell>
        </table:table-row>
        <table:table-row table:style-name="ro2">
          <table:table-cell office:value-type="string" calcext:value-type="string">
            <text:p>.<text:span text:style-name="T1">Nebraska</text:span></text:p>
          </table:table-cell>
          <table:table-cell office:value-type="float" office:value="1826341" calcext:value-type="float">
            <text:p>18,26,341</text:p>
          </table:table-cell>
          <table:table-cell office:value-type="float" office:value="1826305" calcext:value-type="float">
            <text:p>18,26,305</text:p>
          </table:table-cell>
          <table:table-cell office:value-type="float" office:value="1829542" calcext:value-type="float">
            <text:p>18,29,542</text:p>
          </table:table-cell>
          <table:table-cell office:value-type="float" office:value="1840672" calcext:value-type="float">
            <text:p>18,40,672</text:p>
          </table:table-cell>
          <table:table-cell office:value-type="float" office:value="1853303" calcext:value-type="float">
            <text:p>18,53,303</text:p>
          </table:table-cell>
          <table:table-cell office:value-type="float" office:value="1865279" calcext:value-type="float">
            <text:p>18,65,279</text:p>
          </table:table-cell>
          <table:table-cell office:value-type="float" office:value="1879321" calcext:value-type="float">
            <text:p>18,79,321</text:p>
          </table:table-cell>
          <table:table-cell office:value-type="float" office:value="1891277" calcext:value-type="float">
            <text:p>18,91,277</text:p>
          </table:table-cell>
          <table:table-cell office:value-type="float" office:value="1905616" calcext:value-type="float">
            <text:p>19,05,616</text:p>
          </table:table-cell>
          <table:table-cell office:value-type="float" office:value="1915947" calcext:value-type="float">
            <text:p>19,15,947</text:p>
          </table:table-cell>
          <table:table-cell office:value-type="float" office:value="1925614" calcext:value-type="float">
            <text:p>19,25,614</text:p>
          </table:table-cell>
          <table:table-cell office:value-type="float" office:value="1934408" calcext:value-type="float">
            <text:p>19,34,408</text:p>
          </table:table-cell>
        </table:table-row>
        <table:table-row table:style-name="ro2">
          <table:table-cell office:value-type="string" calcext:value-type="string">
            <text:p>.<text:span text:style-name="T1">Nevada</text:span></text:p>
          </table:table-cell>
          <table:table-cell office:value-type="float" office:value="2700551" calcext:value-type="float">
            <text:p>27,00,551</text:p>
          </table:table-cell>
          <table:table-cell office:value-type="float" office:value="2700677" calcext:value-type="float">
            <text:p>27,00,677</text:p>
          </table:table-cell>
          <table:table-cell office:value-type="float" office:value="2702405" calcext:value-type="float">
            <text:p>27,02,405</text:p>
          </table:table-cell>
          <table:table-cell office:value-type="float" office:value="2712730" calcext:value-type="float">
            <text:p>27,12,730</text:p>
          </table:table-cell>
          <table:table-cell office:value-type="float" office:value="2743996" calcext:value-type="float">
            <text:p>27,43,996</text:p>
          </table:table-cell>
          <table:table-cell office:value-type="float" office:value="2775970" calcext:value-type="float">
            <text:p>27,75,970</text:p>
          </table:table-cell>
          <table:table-cell office:value-type="float" office:value="2817628" calcext:value-type="float">
            <text:p>28,17,628</text:p>
          </table:table-cell>
          <table:table-cell office:value-type="float" office:value="2866939" calcext:value-type="float">
            <text:p>28,66,939</text:p>
          </table:table-cell>
          <table:table-cell office:value-type="float" office:value="2917563" calcext:value-type="float">
            <text:p>29,17,563</text:p>
          </table:table-cell>
          <table:table-cell office:value-type="float" office:value="2969905" calcext:value-type="float">
            <text:p>29,69,905</text:p>
          </table:table-cell>
          <table:table-cell office:value-type="float" office:value="3027341" calcext:value-type="float">
            <text:p>30,27,341</text:p>
          </table:table-cell>
          <table:table-cell office:value-type="float" office:value="3080156" calcext:value-type="float">
            <text:p>30,80,156</text:p>
          </table:table-cell>
        </table:table-row>
        <table:table-row table:style-name="ro2">
          <table:table-cell office:value-type="string" calcext:value-type="string">
            <text:p>.<text:span text:style-name="T1">New Hampshire</text:span></text:p>
          </table:table-cell>
          <table:table-cell office:value-type="float" office:value="1316470" calcext:value-type="float">
            <text:p>13,16,470</text:p>
          </table:table-cell>
          <table:table-cell office:value-type="float" office:value="1316462" calcext:value-type="float">
            <text:p>13,16,462</text:p>
          </table:table-cell>
          <table:table-cell office:value-type="float" office:value="1316762" calcext:value-type="float">
            <text:p>13,16,762</text:p>
          </table:table-cell>
          <table:table-cell office:value-type="float" office:value="1320202" calcext:value-type="float">
            <text:p>13,20,202</text:p>
          </table:table-cell>
          <table:table-cell office:value-type="float" office:value="1324232" calcext:value-type="float">
            <text:p>13,24,232</text:p>
          </table:table-cell>
          <table:table-cell office:value-type="float" office:value="1326622" calcext:value-type="float">
            <text:p>13,26,622</text:p>
          </table:table-cell>
          <table:table-cell office:value-type="float" office:value="1333341" calcext:value-type="float">
            <text:p>13,33,341</text:p>
          </table:table-cell>
          <table:table-cell office:value-type="float" office:value="1336350" calcext:value-type="float">
            <text:p>13,36,350</text:p>
          </table:table-cell>
          <table:table-cell office:value-type="float" office:value="1342307" calcext:value-type="float">
            <text:p>13,42,307</text:p>
          </table:table-cell>
          <table:table-cell office:value-type="float" office:value="1348787" calcext:value-type="float">
            <text:p>13,48,787</text:p>
          </table:table-cell>
          <table:table-cell office:value-type="float" office:value="1353465" calcext:value-type="float">
            <text:p>13,53,465</text:p>
          </table:table-cell>
          <table:table-cell office:value-type="float" office:value="1359711" calcext:value-type="float">
            <text:p>13,59,711</text:p>
          </table:table-cell>
        </table:table-row>
        <table:table-row table:style-name="ro2">
          <table:table-cell office:value-type="string" calcext:value-type="string">
            <text:p>.<text:span text:style-name="T1">New Jersey</text:span></text:p>
          </table:table-cell>
          <table:table-cell office:value-type="float" office:value="8791894" calcext:value-type="float">
            <text:p>87,91,894</text:p>
          </table:table-cell>
          <table:table-cell office:value-type="float" office:value="8791978" calcext:value-type="float">
            <text:p>87,91,978</text:p>
          </table:table-cell>
          <table:table-cell office:value-type="float" office:value="8799446" calcext:value-type="float">
            <text:p>87,99,446</text:p>
          </table:table-cell>
          <table:table-cell office:value-type="float" office:value="8828117" calcext:value-type="float">
            <text:p>88,28,117</text:p>
          </table:table-cell>
          <table:table-cell office:value-type="float" office:value="8844942" calcext:value-type="float">
            <text:p>88,44,942</text:p>
          </table:table-cell>
          <table:table-cell office:value-type="float" office:value="8856972" calcext:value-type="float">
            <text:p>88,56,972</text:p>
          </table:table-cell>
          <table:table-cell office:value-type="float" office:value="8864525" calcext:value-type="float">
            <text:p>88,64,525</text:p>
          </table:table-cell>
          <table:table-cell office:value-type="float" office:value="8867949" calcext:value-type="float">
            <text:p>88,67,949</text:p>
          </table:table-cell>
          <table:table-cell office:value-type="float" office:value="8870827" calcext:value-type="float">
            <text:p>88,70,827</text:p>
          </table:table-cell>
          <table:table-cell office:value-type="float" office:value="8885525" calcext:value-type="float">
            <text:p>88,85,525</text:p>
          </table:table-cell>
          <table:table-cell office:value-type="float" office:value="8886025" calcext:value-type="float">
            <text:p>88,86,025</text:p>
          </table:table-cell>
          <table:table-cell office:value-type="float" office:value="8882190" calcext:value-type="float">
            <text:p>88,82,190</text:p>
          </table:table-cell>
        </table:table-row>
        <table:table-row table:style-name="ro2">
          <table:table-cell office:value-type="string" calcext:value-type="string">
            <text:p>.<text:span text:style-name="T1">New Mexico</text:span></text:p>
          </table:table-cell>
          <table:table-cell office:value-type="float" office:value="2059179" calcext:value-type="float">
            <text:p>20,59,179</text:p>
          </table:table-cell>
          <table:table-cell office:value-type="float" office:value="2059199" calcext:value-type="float">
            <text:p>20,59,199</text:p>
          </table:table-cell>
          <table:table-cell office:value-type="float" office:value="2064552" calcext:value-type="float">
            <text:p>20,64,552</text:p>
          </table:table-cell>
          <table:table-cell office:value-type="float" office:value="2080450" calcext:value-type="float">
            <text:p>20,80,450</text:p>
          </table:table-cell>
          <table:table-cell office:value-type="float" office:value="2087309" calcext:value-type="float">
            <text:p>20,87,309</text:p>
          </table:table-cell>
          <table:table-cell office:value-type="float" office:value="2092273" calcext:value-type="float">
            <text:p>20,92,273</text:p>
          </table:table-cell>
          <table:table-cell office:value-type="float" office:value="2089568" calcext:value-type="float">
            <text:p>20,89,568</text:p>
          </table:table-cell>
          <table:table-cell office:value-type="float" office:value="2089291" calcext:value-type="float">
            <text:p>20,89,291</text:p>
          </table:table-cell>
          <table:table-cell office:value-type="float" office:value="2091630" calcext:value-type="float">
            <text:p>20,91,630</text:p>
          </table:table-cell>
          <table:table-cell office:value-type="float" office:value="2091784" calcext:value-type="float">
            <text:p>20,91,784</text:p>
          </table:table-cell>
          <table:table-cell office:value-type="float" office:value="2092741" calcext:value-type="float">
            <text:p>20,92,741</text:p>
          </table:table-cell>
          <table:table-cell office:value-type="float" office:value="2096829" calcext:value-type="float">
            <text:p>20,96,829</text:p>
          </table:table-cell>
        </table:table-row>
        <table:table-row table:style-name="ro2">
          <table:table-cell office:value-type="string" calcext:value-type="string">
            <text:p>.<text:span text:style-name="T1">New York</text:span></text:p>
          </table:table-cell>
          <table:table-cell office:value-type="float" office:value="19378102" calcext:value-type="float">
            <text:p>1,93,78,102</text:p>
          </table:table-cell>
          <table:table-cell office:value-type="float" office:value="19378144" calcext:value-type="float">
            <text:p>1,93,78,144</text:p>
          </table:table-cell>
          <table:table-cell office:value-type="float" office:value="19399878" calcext:value-type="float">
            <text:p>1,93,99,878</text:p>
          </table:table-cell>
          <table:table-cell office:value-type="float" office:value="19499241" calcext:value-type="float">
            <text:p>1,94,99,241</text:p>
          </table:table-cell>
          <table:table-cell office:value-type="float" office:value="19572932" calcext:value-type="float">
            <text:p>1,95,72,932</text:p>
          </table:table-cell>
          <table:table-cell office:value-type="float" office:value="19624447" calcext:value-type="float">
            <text:p>1,96,24,447</text:p>
          </table:table-cell>
          <table:table-cell office:value-type="float" office:value="19651049" calcext:value-type="float">
            <text:p>1,96,51,049</text:p>
          </table:table-cell>
          <table:table-cell office:value-type="float" office:value="19654666" calcext:value-type="float">
            <text:p>1,96,54,666</text:p>
          </table:table-cell>
          <table:table-cell office:value-type="float" office:value="19633428" calcext:value-type="float">
            <text:p>1,96,33,428</text:p>
          </table:table-cell>
          <table:table-cell office:value-type="float" office:value="19589572" calcext:value-type="float">
            <text:p>1,95,89,572</text:p>
          </table:table-cell>
          <table:table-cell office:value-type="float" office:value="19530351" calcext:value-type="float">
            <text:p>1,95,30,351</text:p>
          </table:table-cell>
          <table:table-cell office:value-type="float" office:value="19453561" calcext:value-type="float">
            <text:p>1,94,53,561</text:p>
          </table:table-cell>
        </table:table-row>
        <table:table-row table:style-name="ro2">
          <table:table-cell office:value-type="string" calcext:value-type="string">
            <text:p>.<text:span text:style-name="T1">North Carolina</text:span></text:p>
          </table:table-cell>
          <table:table-cell office:value-type="float" office:value="9535483" calcext:value-type="float">
            <text:p>95,35,483</text:p>
          </table:table-cell>
          <table:table-cell office:value-type="float" office:value="9535751" calcext:value-type="float">
            <text:p>95,35,751</text:p>
          </table:table-cell>
          <table:table-cell office:value-type="float" office:value="9574323" calcext:value-type="float">
            <text:p>95,74,323</text:p>
          </table:table-cell>
          <table:table-cell office:value-type="float" office:value="9657592" calcext:value-type="float">
            <text:p>96,57,592</text:p>
          </table:table-cell>
          <table:table-cell office:value-type="float" office:value="9749476" calcext:value-type="float">
            <text:p>97,49,476</text:p>
          </table:table-cell>
          <table:table-cell office:value-type="float" office:value="9843336" calcext:value-type="float">
            <text:p>98,43,336</text:p>
          </table:table-cell>
          <table:table-cell office:value-type="float" office:value="9932887" calcext:value-type="float">
            <text:p>99,32,887</text:p>
          </table:table-cell>
          <table:table-cell office:value-type="float" office:value="10031646" calcext:value-type="float">
            <text:p>1,00,31,646</text:p>
          </table:table-cell>
          <table:table-cell office:value-type="float" office:value="10154788" calcext:value-type="float">
            <text:p>1,01,54,788</text:p>
          </table:table-cell>
          <table:table-cell office:value-type="float" office:value="10268233" calcext:value-type="float">
            <text:p>1,02,68,233</text:p>
          </table:table-cell>
          <table:table-cell office:value-type="float" office:value="10381615" calcext:value-type="float">
            <text:p>1,03,81,615</text:p>
          </table:table-cell>
          <table:table-cell office:value-type="float" office:value="10488084" calcext:value-type="float">
            <text:p>1,04,88,084</text:p>
          </table:table-cell>
        </table:table-row>
        <table:table-row table:style-name="ro2">
          <table:table-cell office:value-type="string" calcext:value-type="string">
            <text:p>.<text:span text:style-name="T1">North Dakota</text:span></text:p>
          </table:table-cell>
          <table:table-cell office:value-type="float" office:value="672591" calcext:value-type="float">
            <text:p>6,72,591</text:p>
          </table:table-cell>
          <table:table-cell office:value-type="float" office:value="672576" calcext:value-type="float">
            <text:p>6,72,576</text:p>
          </table:table-cell>
          <table:table-cell office:value-type="float" office:value="674715" calcext:value-type="float">
            <text:p>6,74,715</text:p>
          </table:table-cell>
          <table:table-cell office:value-type="float" office:value="685225" calcext:value-type="float">
            <text:p>6,85,225</text:p>
          </table:table-cell>
          <table:table-cell office:value-type="float" office:value="701176" calcext:value-type="float">
            <text:p>7,01,176</text:p>
          </table:table-cell>
          <table:table-cell office:value-type="float" office:value="722036" calcext:value-type="float">
            <text:p>7,22,036</text:p>
          </table:table-cell>
          <table:table-cell office:value-type="float" office:value="737401" calcext:value-type="float">
            <text:p>7,37,401</text:p>
          </table:table-cell>
          <table:table-cell office:value-type="float" office:value="754066" calcext:value-type="float">
            <text:p>7,54,066</text:p>
          </table:table-cell>
          <table:table-cell office:value-type="float" office:value="754434" calcext:value-type="float">
            <text:p>7,54,434</text:p>
          </table:table-cell>
          <table:table-cell office:value-type="float" office:value="754942" calcext:value-type="float">
            <text:p>7,54,942</text:p>
          </table:table-cell>
          <table:table-cell office:value-type="float" office:value="758080" calcext:value-type="float">
            <text:p>7,58,080</text:p>
          </table:table-cell>
          <table:table-cell office:value-type="float" office:value="762062" calcext:value-type="float">
            <text:p>7,62,062</text:p>
          </table:table-cell>
        </table:table-row>
        <table:table-row table:style-name="ro2">
          <table:table-cell office:value-type="string" calcext:value-type="string">
            <text:p>.<text:span text:style-name="T1">Ohio</text:span></text:p>
          </table:table-cell>
          <table:table-cell office:value-type="float" office:value="11536504" calcext:value-type="float">
            <text:p>1,15,36,504</text:p>
          </table:table-cell>
          <table:table-cell office:value-type="float" office:value="11536751" calcext:value-type="float">
            <text:p>1,15,36,751</text:p>
          </table:table-cell>
          <table:table-cell office:value-type="float" office:value="11539336" calcext:value-type="float">
            <text:p>1,15,39,336</text:p>
          </table:table-cell>
          <table:table-cell office:value-type="float" office:value="11544663" calcext:value-type="float">
            <text:p>1,15,44,663</text:p>
          </table:table-cell>
          <table:table-cell office:value-type="float" office:value="11548923" calcext:value-type="float">
            <text:p>1,15,48,923</text:p>
          </table:table-cell>
          <table:table-cell office:value-type="float" office:value="11576684" calcext:value-type="float">
            <text:p>1,15,76,684</text:p>
          </table:table-cell>
          <table:table-cell office:value-type="float" office:value="11602700" calcext:value-type="float">
            <text:p>1,16,02,700</text:p>
          </table:table-cell>
          <table:table-cell office:value-type="float" office:value="11617527" calcext:value-type="float">
            <text:p>1,16,17,527</text:p>
          </table:table-cell>
          <table:table-cell office:value-type="float" office:value="11634370" calcext:value-type="float">
            <text:p>1,16,34,370</text:p>
          </table:table-cell>
          <table:table-cell office:value-type="float" office:value="11659650" calcext:value-type="float">
            <text:p>1,16,59,650</text:p>
          </table:table-cell>
          <table:table-cell office:value-type="float" office:value="11676341" calcext:value-type="float">
            <text:p>1,16,76,341</text:p>
          </table:table-cell>
          <table:table-cell office:value-type="float" office:value="11689100" calcext:value-type="float">
            <text:p>1,16,89,100</text:p>
          </table:table-cell>
        </table:table-row>
        <table:table-row table:style-name="ro2">
          <table:table-cell office:value-type="string" calcext:value-type="string">
            <text:p>.<text:span text:style-name="T1">Oklahoma</text:span></text:p>
          </table:table-cell>
          <table:table-cell office:value-type="float" office:value="3751351" calcext:value-type="float">
            <text:p>37,51,351</text:p>
          </table:table-cell>
          <table:table-cell office:value-type="float" office:value="3751582" calcext:value-type="float">
            <text:p>37,51,582</text:p>
          </table:table-cell>
          <table:table-cell office:value-type="float" office:value="3759944" calcext:value-type="float">
            <text:p>37,59,944</text:p>
          </table:table-cell>
          <table:table-cell office:value-type="float" office:value="3788379" calcext:value-type="float">
            <text:p>37,88,379</text:p>
          </table:table-cell>
          <table:table-cell office:value-type="float" office:value="3818814" calcext:value-type="float">
            <text:p>38,18,814</text:p>
          </table:table-cell>
          <table:table-cell office:value-type="float" office:value="3853214" calcext:value-type="float">
            <text:p>38,53,214</text:p>
          </table:table-cell>
          <table:table-cell office:value-type="float" office:value="3878187" calcext:value-type="float">
            <text:p>38,78,187</text:p>
          </table:table-cell>
          <table:table-cell office:value-type="float" office:value="3909500" calcext:value-type="float">
            <text:p>39,09,500</text:p>
          </table:table-cell>
          <table:table-cell office:value-type="float" office:value="3926331" calcext:value-type="float">
            <text:p>39,26,331</text:p>
          </table:table-cell>
          <table:table-cell office:value-type="float" office:value="3931316" calcext:value-type="float">
            <text:p>39,31,316</text:p>
          </table:table-cell>
          <table:table-cell office:value-type="float" office:value="3940235" calcext:value-type="float">
            <text:p>39,40,235</text:p>
          </table:table-cell>
          <table:table-cell office:value-type="float" office:value="3956971" calcext:value-type="float">
            <text:p>39,56,971</text:p>
          </table:table-cell>
        </table:table-row>
        <table:table-row table:style-name="ro2">
          <table:table-cell office:value-type="string" calcext:value-type="string">
            <text:p>.<text:span text:style-name="T1">Oregon</text:span></text:p>
          </table:table-cell>
          <table:table-cell office:value-type="float" office:value="3831074" calcext:value-type="float">
            <text:p>38,31,074</text:p>
          </table:table-cell>
          <table:table-cell office:value-type="float" office:value="3831079" calcext:value-type="float">
            <text:p>38,31,079</text:p>
          </table:table-cell>
          <table:table-cell office:value-type="float" office:value="3837491" calcext:value-type="float">
            <text:p>38,37,491</text:p>
          </table:table-cell>
          <table:table-cell office:value-type="float" office:value="3872036" calcext:value-type="float">
            <text:p>38,72,036</text:p>
          </table:table-cell>
          <table:table-cell office:value-type="float" office:value="3899001" calcext:value-type="float">
            <text:p>38,99,001</text:p>
          </table:table-cell>
          <table:table-cell office:value-type="float" office:value="3922468" calcext:value-type="float">
            <text:p>39,22,468</text:p>
          </table:table-cell>
          <table:table-cell office:value-type="float" office:value="3963244" calcext:value-type="float">
            <text:p>39,63,244</text:p>
          </table:table-cell>
          <table:table-cell office:value-type="float" office:value="4015792" calcext:value-type="float">
            <text:p>40,15,792</text:p>
          </table:table-cell>
          <table:table-cell office:value-type="float" office:value="4089976" calcext:value-type="float">
            <text:p>40,89,976</text:p>
          </table:table-cell>
          <table:table-cell office:value-type="float" office:value="4143625" calcext:value-type="float">
            <text:p>41,43,625</text:p>
          </table:table-cell>
          <table:table-cell office:value-type="float" office:value="4181886" calcext:value-type="float">
            <text:p>41,81,886</text:p>
          </table:table-cell>
          <table:table-cell office:value-type="float" office:value="4217737" calcext:value-type="float">
            <text:p>42,17,737</text:p>
          </table:table-cell>
        </table:table-row>
        <table:table-row table:style-name="ro2">
          <table:table-cell office:value-type="string" calcext:value-type="string">
            <text:p>.<text:span text:style-name="T1">Pennsylvania</text:span></text:p>
          </table:table-cell>
          <table:table-cell office:value-type="float" office:value="12702379" calcext:value-type="float">
            <text:p>1,27,02,379</text:p>
          </table:table-cell>
          <table:table-cell office:value-type="float" office:value="12702868" calcext:value-type="float">
            <text:p>1,27,02,868</text:p>
          </table:table-cell>
          <table:table-cell office:value-type="float" office:value="12711160" calcext:value-type="float">
            <text:p>1,27,11,160</text:p>
          </table:table-cell>
          <table:table-cell office:value-type="float" office:value="12745815" calcext:value-type="float">
            <text:p>1,27,45,815</text:p>
          </table:table-cell>
          <table:table-cell office:value-type="float" office:value="12767118" calcext:value-type="float">
            <text:p>1,27,67,118</text:p>
          </table:table-cell>
          <table:table-cell office:value-type="float" office:value="12776309" calcext:value-type="float">
            <text:p>1,27,76,309</text:p>
          </table:table-cell>
          <table:table-cell office:value-type="float" office:value="12788313" calcext:value-type="float">
            <text:p>1,27,88,313</text:p>
          </table:table-cell>
          <table:table-cell office:value-type="float" office:value="12784826" calcext:value-type="float">
            <text:p>1,27,84,826</text:p>
          </table:table-cell>
          <table:table-cell office:value-type="float" office:value="12782275" calcext:value-type="float">
            <text:p>1,27,82,275</text:p>
          </table:table-cell>
          <table:table-cell office:value-type="float" office:value="12787641" calcext:value-type="float">
            <text:p>1,27,87,641</text:p>
          </table:table-cell>
          <table:table-cell office:value-type="float" office:value="12800922" calcext:value-type="float">
            <text:p>1,28,00,922</text:p>
          </table:table-cell>
          <table:table-cell office:value-type="float" office:value="12801989" calcext:value-type="float">
            <text:p>1,28,01,989</text:p>
          </table:table-cell>
        </table:table-row>
        <table:table-row table:style-name="ro2">
          <table:table-cell office:value-type="string" calcext:value-type="string">
            <text:p>.<text:span text:style-name="T1">Rhode Island</text:span></text:p>
          </table:table-cell>
          <table:table-cell office:value-type="float" office:value="1052567" calcext:value-type="float">
            <text:p>10,52,567</text:p>
          </table:table-cell>
          <table:table-cell office:value-type="float" office:value="1052964" calcext:value-type="float">
            <text:p>10,52,964</text:p>
          </table:table-cell>
          <table:table-cell office:value-type="float" office:value="1053959" calcext:value-type="float">
            <text:p>10,53,959</text:p>
          </table:table-cell>
          <table:table-cell office:value-type="float" office:value="1053649" calcext:value-type="float">
            <text:p>10,53,649</text:p>
          </table:table-cell>
          <table:table-cell office:value-type="float" office:value="1054621" calcext:value-type="float">
            <text:p>10,54,621</text:p>
          </table:table-cell>
          <table:table-cell office:value-type="float" office:value="1055081" calcext:value-type="float">
            <text:p>10,55,081</text:p>
          </table:table-cell>
          <table:table-cell office:value-type="float" office:value="1055936" calcext:value-type="float">
            <text:p>10,55,936</text:p>
          </table:table-cell>
          <table:table-cell office:value-type="float" office:value="1056065" calcext:value-type="float">
            <text:p>10,56,065</text:p>
          </table:table-cell>
          <table:table-cell office:value-type="float" office:value="1056770" calcext:value-type="float">
            <text:p>10,56,770</text:p>
          </table:table-cell>
          <table:table-cell office:value-type="float" office:value="1055673" calcext:value-type="float">
            <text:p>10,55,673</text:p>
          </table:table-cell>
          <table:table-cell office:value-type="float" office:value="1058287" calcext:value-type="float">
            <text:p>10,58,287</text:p>
          </table:table-cell>
          <table:table-cell office:value-type="float" office:value="1059361" calcext:value-type="float">
            <text:p>10,59,361</text:p>
          </table:table-cell>
        </table:table-row>
        <table:table-row table:style-name="ro2">
          <table:table-cell office:value-type="string" calcext:value-type="string">
            <text:p>.<text:span text:style-name="T1">South Carolina</text:span></text:p>
          </table:table-cell>
          <table:table-cell office:value-type="float" office:value="4625364" calcext:value-type="float">
            <text:p>46,25,364</text:p>
          </table:table-cell>
          <table:table-cell office:value-type="float" office:value="4625366" calcext:value-type="float">
            <text:p>46,25,366</text:p>
          </table:table-cell>
          <table:table-cell office:value-type="float" office:value="4635649" calcext:value-type="float">
            <text:p>46,35,649</text:p>
          </table:table-cell>
          <table:table-cell office:value-type="float" office:value="4671994" calcext:value-type="float">
            <text:p>46,71,994</text:p>
          </table:table-cell>
          <table:table-cell office:value-type="float" office:value="4717354" calcext:value-type="float">
            <text:p>47,17,354</text:p>
          </table:table-cell>
          <table:table-cell office:value-type="float" office:value="4764080" calcext:value-type="float">
            <text:p>47,64,080</text:p>
          </table:table-cell>
          <table:table-cell office:value-type="float" office:value="4823617" calcext:value-type="float">
            <text:p>48,23,617</text:p>
          </table:table-cell>
          <table:table-cell office:value-type="float" office:value="4891938" calcext:value-type="float">
            <text:p>48,91,938</text:p>
          </table:table-cell>
          <table:table-cell office:value-type="float" office:value="4957968" calcext:value-type="float">
            <text:p>49,57,968</text:p>
          </table:table-cell>
          <table:table-cell office:value-type="float" office:value="5021268" calcext:value-type="float">
            <text:p>50,21,268</text:p>
          </table:table-cell>
          <table:table-cell office:value-type="float" office:value="5084156" calcext:value-type="float">
            <text:p>50,84,156</text:p>
          </table:table-cell>
          <table:table-cell office:value-type="float" office:value="5148714" calcext:value-type="float">
            <text:p>51,48,714</text:p>
          </table:table-cell>
        </table:table-row>
        <table:table-row table:style-name="ro2">
          <table:table-cell office:value-type="string" calcext:value-type="string">
            <text:p>.<text:span text:style-name="T1">South Dakota</text:span></text:p>
          </table:table-cell>
          <table:table-cell office:value-type="float" office:value="814180" calcext:value-type="float">
            <text:p>8,14,180</text:p>
          </table:table-cell>
          <table:table-cell office:value-type="float" office:value="814198" calcext:value-type="float">
            <text:p>8,14,198</text:p>
          </table:table-cell>
          <table:table-cell office:value-type="float" office:value="816166" calcext:value-type="float">
            <text:p>8,16,166</text:p>
          </table:table-cell>
          <table:table-cell office:value-type="float" office:value="823579" calcext:value-type="float">
            <text:p>8,23,579</text:p>
          </table:table-cell>
          <table:table-cell office:value-type="float" office:value="833566" calcext:value-type="float">
            <text:p>8,33,566</text:p>
          </table:table-cell>
          <table:table-cell office:value-type="float" office:value="842316" calcext:value-type="float">
            <text:p>8,42,316</text:p>
          </table:table-cell>
          <table:table-cell office:value-type="float" office:value="849129" calcext:value-type="float">
            <text:p>8,49,129</text:p>
          </table:table-cell>
          <table:table-cell office:value-type="float" office:value="853988" calcext:value-type="float">
            <text:p>8,53,988</text:p>
          </table:table-cell>
          <table:table-cell office:value-type="float" office:value="862996" calcext:value-type="float">
            <text:p>8,62,996</text:p>
          </table:table-cell>
          <table:table-cell office:value-type="float" office:value="872868" calcext:value-type="float">
            <text:p>8,72,868</text:p>
          </table:table-cell>
          <table:table-cell office:value-type="float" office:value="878698" calcext:value-type="float">
            <text:p>8,78,698</text:p>
          </table:table-cell>
          <table:table-cell office:value-type="float" office:value="884659" calcext:value-type="float">
            <text:p>8,84,659</text:p>
          </table:table-cell>
        </table:table-row>
        <table:table-row table:style-name="ro2">
          <table:table-cell office:value-type="string" calcext:value-type="string">
            <text:p>.<text:span text:style-name="T1">Tennessee</text:span></text:p>
          </table:table-cell>
          <table:table-cell office:value-type="float" office:value="6346105" calcext:value-type="float">
            <text:p>63,46,105</text:p>
          </table:table-cell>
          <table:table-cell office:value-type="float" office:value="6346276" calcext:value-type="float">
            <text:p>63,46,276</text:p>
          </table:table-cell>
          <table:table-cell office:value-type="float" office:value="6355311" calcext:value-type="float">
            <text:p>63,55,311</text:p>
          </table:table-cell>
          <table:table-cell office:value-type="float" office:value="6399291" calcext:value-type="float">
            <text:p>63,99,291</text:p>
          </table:table-cell>
          <table:table-cell office:value-type="float" office:value="6453898" calcext:value-type="float">
            <text:p>64,53,898</text:p>
          </table:table-cell>
          <table:table-cell office:value-type="float" office:value="6494340" calcext:value-type="float">
            <text:p>64,94,340</text:p>
          </table:table-cell>
          <table:table-cell office:value-type="float" office:value="6541223" calcext:value-type="float">
            <text:p>65,41,223</text:p>
          </table:table-cell>
          <table:table-cell office:value-type="float" office:value="6591170" calcext:value-type="float">
            <text:p>65,91,170</text:p>
          </table:table-cell>
          <table:table-cell office:value-type="float" office:value="6646010" calcext:value-type="float">
            <text:p>66,46,010</text:p>
          </table:table-cell>
          <table:table-cell office:value-type="float" office:value="6708799" calcext:value-type="float">
            <text:p>67,08,799</text:p>
          </table:table-cell>
          <table:table-cell office:value-type="float" office:value="6771631" calcext:value-type="float">
            <text:p>67,71,631</text:p>
          </table:table-cell>
          <table:table-cell office:value-type="float" office:value="6829174" calcext:value-type="float">
            <text:p>68,29,174</text:p>
          </table:table-cell>
        </table:table-row>
        <table:table-row table:style-name="ro2">
          <table:table-cell office:value-type="string" calcext:value-type="string">
            <text:p>.<text:span text:style-name="T1">Texas</text:span></text:p>
          </table:table-cell>
          <table:table-cell office:value-type="float" office:value="25145561" calcext:value-type="float">
            <text:p>2,51,45,561</text:p>
          </table:table-cell>
          <table:table-cell office:value-type="float" office:value="25146091" calcext:value-type="float">
            <text:p>2,51,46,091</text:p>
          </table:table-cell>
          <table:table-cell office:value-type="float" office:value="25241971" calcext:value-type="float">
            <text:p>2,52,41,971</text:p>
          </table:table-cell>
          <table:table-cell office:value-type="float" office:value="25645629" calcext:value-type="float">
            <text:p>2,56,45,629</text:p>
          </table:table-cell>
          <table:table-cell office:value-type="float" office:value="26084481" calcext:value-type="float">
            <text:p>2,60,84,481</text:p>
          </table:table-cell>
          <table:table-cell office:value-type="float" office:value="26480266" calcext:value-type="float">
            <text:p>2,64,80,266</text:p>
          </table:table-cell>
          <table:table-cell office:value-type="float" office:value="26964333" calcext:value-type="float">
            <text:p>2,69,64,333</text:p>
          </table:table-cell>
          <table:table-cell office:value-type="float" office:value="27470056" calcext:value-type="float">
            <text:p>2,74,70,056</text:p>
          </table:table-cell>
          <table:table-cell office:value-type="float" office:value="27914410" calcext:value-type="float">
            <text:p>2,79,14,410</text:p>
          </table:table-cell>
          <table:table-cell office:value-type="float" office:value="28295273" calcext:value-type="float">
            <text:p>2,82,95,273</text:p>
          </table:table-cell>
          <table:table-cell office:value-type="float" office:value="28628666" calcext:value-type="float">
            <text:p>2,86,28,666</text:p>
          </table:table-cell>
          <table:table-cell office:value-type="float" office:value="28995881" calcext:value-type="float">
            <text:p>2,89,95,881</text:p>
          </table:table-cell>
        </table:table-row>
        <table:table-row table:style-name="ro2">
          <table:table-cell office:value-type="string" calcext:value-type="string">
            <text:p>.<text:span text:style-name="T1">Utah</text:span></text:p>
          </table:table-cell>
          <table:table-cell office:value-type="float" office:value="2763885" calcext:value-type="float">
            <text:p>27,63,885</text:p>
          </table:table-cell>
          <table:table-cell office:value-type="float" office:value="2763891" calcext:value-type="float">
            <text:p>27,63,891</text:p>
          </table:table-cell>
          <table:table-cell office:value-type="float" office:value="2775332" calcext:value-type="float">
            <text:p>27,75,332</text:p>
          </table:table-cell>
          <table:table-cell office:value-type="float" office:value="2814384" calcext:value-type="float">
            <text:p>28,14,384</text:p>
          </table:table-cell>
          <table:table-cell office:value-type="float" office:value="2853375" calcext:value-type="float">
            <text:p>28,53,375</text:p>
          </table:table-cell>
          <table:table-cell office:value-type="float" office:value="2897640" calcext:value-type="float">
            <text:p>28,97,640</text:p>
          </table:table-cell>
          <table:table-cell office:value-type="float" office:value="2936879" calcext:value-type="float">
            <text:p>29,36,879</text:p>
          </table:table-cell>
          <table:table-cell office:value-type="float" office:value="2981835" calcext:value-type="float">
            <text:p>29,81,835</text:p>
          </table:table-cell>
          <table:table-cell office:value-type="float" office:value="3041868" calcext:value-type="float">
            <text:p>30,41,868</text:p>
          </table:table-cell>
          <table:table-cell office:value-type="float" office:value="3101042" calcext:value-type="float">
            <text:p>31,01,042</text:p>
          </table:table-cell>
          <table:table-cell office:value-type="float" office:value="3153550" calcext:value-type="float">
            <text:p>31,53,550</text:p>
          </table:table-cell>
          <table:table-cell office:value-type="float" office:value="3205958" calcext:value-type="float">
            <text:p>32,05,958</text:p>
          </table:table-cell>
        </table:table-row>
        <table:table-row table:style-name="ro2">
          <table:table-cell office:value-type="string" calcext:value-type="string">
            <text:p>.<text:span text:style-name="T1">Vermont</text:span></text:p>
          </table:table-cell>
          <table:table-cell office:value-type="float" office:value="625741" calcext:value-type="float">
            <text:p>6,25,741</text:p>
          </table:table-cell>
          <table:table-cell office:value-type="float" office:value="625737" calcext:value-type="float">
            <text:p>6,25,737</text:p>
          </table:table-cell>
          <table:table-cell office:value-type="float" office:value="625879" calcext:value-type="float">
            <text:p>6,25,879</text:p>
          </table:table-cell>
          <table:table-cell office:value-type="float" office:value="627049" calcext:value-type="float">
            <text:p>6,27,049</text:p>
          </table:table-cell>
          <table:table-cell office:value-type="float" office:value="626090" calcext:value-type="float">
            <text:p>6,26,090</text:p>
          </table:table-cell>
          <table:table-cell office:value-type="float" office:value="626210" calcext:value-type="float">
            <text:p>6,26,210</text:p>
          </table:table-cell>
          <table:table-cell office:value-type="float" office:value="625214" calcext:value-type="float">
            <text:p>6,25,214</text:p>
          </table:table-cell>
          <table:table-cell office:value-type="float" office:value="625216" calcext:value-type="float">
            <text:p>6,25,216</text:p>
          </table:table-cell>
          <table:table-cell office:value-type="float" office:value="623657" calcext:value-type="float">
            <text:p>6,23,657</text:p>
          </table:table-cell>
          <table:table-cell office:value-type="float" office:value="624344" calcext:value-type="float">
            <text:p>6,24,344</text:p>
          </table:table-cell>
          <table:table-cell office:value-type="float" office:value="624358" calcext:value-type="float">
            <text:p>6,24,358</text:p>
          </table:table-cell>
          <table:table-cell office:value-type="float" office:value="623989" calcext:value-type="float">
            <text:p>6,23,989</text:p>
          </table:table-cell>
        </table:table-row>
        <table:table-row table:style-name="ro2">
          <table:table-cell office:value-type="string" calcext:value-type="string">
            <text:p>.<text:span text:style-name="T1">Virginia</text:span></text:p>
          </table:table-cell>
          <table:table-cell office:value-type="float" office:value="8001024" calcext:value-type="float">
            <text:p>80,01,024</text:p>
          </table:table-cell>
          <table:table-cell office:value-type="float" office:value="8001049" calcext:value-type="float">
            <text:p>80,01,049</text:p>
          </table:table-cell>
          <table:table-cell office:value-type="float" office:value="8023699" calcext:value-type="float">
            <text:p>80,23,699</text:p>
          </table:table-cell>
          <table:table-cell office:value-type="float" office:value="8101155" calcext:value-type="float">
            <text:p>81,01,155</text:p>
          </table:table-cell>
          <table:table-cell office:value-type="float" office:value="8185080" calcext:value-type="float">
            <text:p>81,85,080</text:p>
          </table:table-cell>
          <table:table-cell office:value-type="float" office:value="8252427" calcext:value-type="float">
            <text:p>82,52,427</text:p>
          </table:table-cell>
          <table:table-cell office:value-type="float" office:value="8310993" calcext:value-type="float">
            <text:p>83,10,993</text:p>
          </table:table-cell>
          <table:table-cell office:value-type="float" office:value="8361808" calcext:value-type="float">
            <text:p>83,61,808</text:p>
          </table:table-cell>
          <table:table-cell office:value-type="float" office:value="8410106" calcext:value-type="float">
            <text:p>84,10,106</text:p>
          </table:table-cell>
          <table:table-cell office:value-type="float" office:value="8463587" calcext:value-type="float">
            <text:p>84,63,587</text:p>
          </table:table-cell>
          <table:table-cell office:value-type="float" office:value="8501286" calcext:value-type="float">
            <text:p>85,01,286</text:p>
          </table:table-cell>
          <table:table-cell office:value-type="float" office:value="8535519" calcext:value-type="float">
            <text:p>85,35,519</text:p>
          </table:table-cell>
        </table:table-row>
        <table:table-row table:style-name="ro2">
          <table:table-cell office:value-type="string" calcext:value-type="string">
            <text:p>.<text:span text:style-name="T1">Washington</text:span></text:p>
          </table:table-cell>
          <table:table-cell table:number-columns-repeated="2" office:value-type="float" office:value="6724540" calcext:value-type="float">
            <text:p>67,24,540</text:p>
          </table:table-cell>
          <table:table-cell office:value-type="float" office:value="6742830" calcext:value-type="float">
            <text:p>67,42,830</text:p>
          </table:table-cell>
          <table:table-cell office:value-type="float" office:value="6826627" calcext:value-type="float">
            <text:p>68,26,627</text:p>
          </table:table-cell>
          <table:table-cell office:value-type="float" office:value="6897058" calcext:value-type="float">
            <text:p>68,97,058</text:p>
          </table:table-cell>
          <table:table-cell office:value-type="float" office:value="6963985" calcext:value-type="float">
            <text:p>69,63,985</text:p>
          </table:table-cell>
          <table:table-cell office:value-type="float" office:value="7054655" calcext:value-type="float">
            <text:p>70,54,655</text:p>
          </table:table-cell>
          <table:table-cell office:value-type="float" office:value="7163657" calcext:value-type="float">
            <text:p>71,63,657</text:p>
          </table:table-cell>
          <table:table-cell office:value-type="float" office:value="7294771" calcext:value-type="float">
            <text:p>72,94,771</text:p>
          </table:table-cell>
          <table:table-cell office:value-type="float" office:value="7423362" calcext:value-type="float">
            <text:p>74,23,362</text:p>
          </table:table-cell>
          <table:table-cell office:value-type="float" office:value="7523869" calcext:value-type="float">
            <text:p>75,23,869</text:p>
          </table:table-cell>
          <table:table-cell office:value-type="float" office:value="7614893" calcext:value-type="float">
            <text:p>76,14,893</text:p>
          </table:table-cell>
        </table:table-row>
        <table:table-row table:style-name="ro2">
          <table:table-cell office:value-type="string" calcext:value-type="string">
            <text:p>.<text:span text:style-name="T1">West Virginia</text:span></text:p>
          </table:table-cell>
          <table:table-cell office:value-type="float" office:value="1852994" calcext:value-type="float">
            <text:p>18,52,994</text:p>
          </table:table-cell>
          <table:table-cell office:value-type="float" office:value="1853018" calcext:value-type="float">
            <text:p>18,53,018</text:p>
          </table:table-cell>
          <table:table-cell office:value-type="float" office:value="1854239" calcext:value-type="float">
            <text:p>18,54,239</text:p>
          </table:table-cell>
          <table:table-cell office:value-type="float" office:value="1856301" calcext:value-type="float">
            <text:p>18,56,301</text:p>
          </table:table-cell>
          <table:table-cell office:value-type="float" office:value="1856872" calcext:value-type="float">
            <text:p>18,56,872</text:p>
          </table:table-cell>
          <table:table-cell office:value-type="float" office:value="1853914" calcext:value-type="float">
            <text:p>18,53,914</text:p>
          </table:table-cell>
          <table:table-cell office:value-type="float" office:value="1849489" calcext:value-type="float">
            <text:p>18,49,489</text:p>
          </table:table-cell>
          <table:table-cell office:value-type="float" office:value="1842050" calcext:value-type="float">
            <text:p>18,42,050</text:p>
          </table:table-cell>
          <table:table-cell office:value-type="float" office:value="1831023" calcext:value-type="float">
            <text:p>18,31,023</text:p>
          </table:table-cell>
          <table:table-cell office:value-type="float" office:value="1817004" calcext:value-type="float">
            <text:p>18,17,004</text:p>
          </table:table-cell>
          <table:table-cell office:value-type="float" office:value="1804291" calcext:value-type="float">
            <text:p>18,04,291</text:p>
          </table:table-cell>
          <table:table-cell office:value-type="float" office:value="1792147" calcext:value-type="float">
            <text:p>17,92,147</text:p>
          </table:table-cell>
        </table:table-row>
        <table:table-row table:style-name="ro2">
          <table:table-cell office:value-type="string" calcext:value-type="string">
            <text:p>.<text:span text:style-name="T1">Wisconsin</text:span></text:p>
          </table:table-cell>
          <table:table-cell office:value-type="float" office:value="5686986" calcext:value-type="float">
            <text:p>56,86,986</text:p>
          </table:table-cell>
          <table:table-cell office:value-type="float" office:value="5687285" calcext:value-type="float">
            <text:p>56,87,285</text:p>
          </table:table-cell>
          <table:table-cell office:value-type="float" office:value="5690475" calcext:value-type="float">
            <text:p>56,90,475</text:p>
          </table:table-cell>
          <table:table-cell office:value-type="float" office:value="5705288" calcext:value-type="float">
            <text:p>57,05,288</text:p>
          </table:table-cell>
          <table:table-cell office:value-type="float" office:value="5719960" calcext:value-type="float">
            <text:p>57,19,960</text:p>
          </table:table-cell>
          <table:table-cell office:value-type="float" office:value="5736754" calcext:value-type="float">
            <text:p>57,36,754</text:p>
          </table:table-cell>
          <table:table-cell office:value-type="float" office:value="5751525" calcext:value-type="float">
            <text:p>57,51,525</text:p>
          </table:table-cell>
          <table:table-cell office:value-type="float" office:value="5760940" calcext:value-type="float">
            <text:p>57,60,940</text:p>
          </table:table-cell>
          <table:table-cell office:value-type="float" office:value="5772628" calcext:value-type="float">
            <text:p>57,72,628</text:p>
          </table:table-cell>
          <table:table-cell office:value-type="float" office:value="5790186" calcext:value-type="float">
            <text:p>57,90,186</text:p>
          </table:table-cell>
          <table:table-cell office:value-type="float" office:value="5807406" calcext:value-type="float">
            <text:p>58,07,406</text:p>
          </table:table-cell>
          <table:table-cell office:value-type="float" office:value="5822434" calcext:value-type="float">
            <text:p>58,22,434</text:p>
          </table:table-cell>
        </table:table-row>
        <table:table-row table:style-name="ro2">
          <table:table-cell office:value-type="string" calcext:value-type="string">
            <text:p>.<text:span text:style-name="T1">Wyoming</text:span></text:p>
          </table:table-cell>
          <table:table-cell office:value-type="float" office:value="563626" calcext:value-type="float">
            <text:p>5,63,626</text:p>
          </table:table-cell>
          <table:table-cell office:value-type="float" office:value="563775" calcext:value-type="float">
            <text:p>5,63,775</text:p>
          </table:table-cell>
          <table:table-cell office:value-type="float" office:value="564487" calcext:value-type="float">
            <text:p>5,64,487</text:p>
          </table:table-cell>
          <table:table-cell office:value-type="float" office:value="567299" calcext:value-type="float">
            <text:p>5,67,299</text:p>
          </table:table-cell>
          <table:table-cell office:value-type="float" office:value="576305" calcext:value-type="float">
            <text:p>5,76,305</text:p>
          </table:table-cell>
          <table:table-cell office:value-type="float" office:value="582122" calcext:value-type="float">
            <text:p>5,82,122</text:p>
          </table:table-cell>
          <table:table-cell office:value-type="float" office:value="582531" calcext:value-type="float">
            <text:p>5,82,531</text:p>
          </table:table-cell>
          <table:table-cell office:value-type="float" office:value="585613" calcext:value-type="float">
            <text:p>5,85,613</text:p>
          </table:table-cell>
          <table:table-cell office:value-type="float" office:value="584215" calcext:value-type="float">
            <text:p>5,84,215</text:p>
          </table:table-cell>
          <table:table-cell office:value-type="float" office:value="578931" calcext:value-type="float">
            <text:p>5,78,931</text:p>
          </table:table-cell>
          <table:table-cell office:value-type="float" office:value="577601" calcext:value-type="float">
            <text:p>5,77,601</text:p>
          </table:table-cell>
          <table:table-cell office:value-type="float" office:value="578759" calcext:value-type="float">
            <text:p>5,78,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21:13:07.314886335</meta:creation-date>
    <dc:date>2020-07-30T21:14:43.853508444</dc:date>
    <meta:editing-duration>PT1M36S</meta:editing-duration>
    <meta:editing-cycles>1</meta:editing-cycles>
    <meta:document-statistic meta:table-count="1" meta:cell-count="676" meta:object-count="0"/>
    <meta:generator>LibreOffice/6.0.7.3$Linux_X86_64 LibreOffice_project/00m0$Build-3</meta:generator>
  </office:meta>
</office:document-meta>
</file>